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000000120BC1F4EB319F69B58.png" manifest:media-type="image/png"/>
  <manifest:file-entry manifest:full-path="Pictures/10000201000002D0000001203A28C6BCECF9330E.png" manifest:media-type="image/png"/>
  <manifest:file-entry manifest:full-path="Pictures/10000201000002D000000120F1A9DCE426872A47.png" manifest:media-type="image/png"/>
  <manifest:file-entry manifest:full-path="Pictures/10000201000002D0000001200C4EEB3BE353870F.png" manifest:media-type="image/png"/>
  <manifest:file-entry manifest:full-path="Pictures/10000201000002D00000012058C94D9F07B929DF.png" manifest:media-type="image/png"/>
  <manifest:file-entry manifest:full-path="Pictures/10000201000002D000000120A64677BB886BA4CE.png" manifest:media-type="image/png"/>
  <manifest:file-entry manifest:full-path="Pictures/10000201000002D00000012016C1491DC1DC6C5B.png" manifest:media-type="image/png"/>
  <manifest:file-entry manifest:full-path="Pictures/10000201000002D000000120AE9430DE5195B116.png" manifest:media-type="image/png"/>
  <manifest:file-entry manifest:full-path="Pictures/10000201000002D000000120D16740A60FA3CE55.png" manifest:media-type="image/png"/>
  <manifest:file-entry manifest:full-path="Pictures/10000201000002D000000120C34956793547010A.png" manifest:media-type="image/png"/>
  <manifest:file-entry manifest:full-path="Pictures/10000201000002D0000001208AF113D5C36A84C3.png" manifest:media-type="image/png"/>
  <manifest:file-entry manifest:full-path="Pictures/10000201000002D0000001206FF1F7B778E73695.png" manifest:media-type="image/png"/>
  <manifest:file-entry manifest:full-path="Pictures/10000201000002D000000120B7C932CBDD14788B.png" manifest:media-type="image/png"/>
  <manifest:file-entry manifest:full-path="Pictures/10000201000002D00000012049A7E96D4FF8DF30.png" manifest:media-type="image/png"/>
  <manifest:file-entry manifest:full-path="Pictures/10000201000002D000000120F77B446FDB688850.png" manifest:media-type="image/png"/>
  <manifest:file-entry manifest:full-path="Pictures/10000201000002D00000012038E1BCA0CF691D26.png" manifest:media-type="image/png"/>
  <manifest:file-entry manifest:full-path="Pictures/10000201000002D000000120A8373E0627E636CA.png" manifest:media-type="image/png"/>
  <manifest:file-entry manifest:full-path="Pictures/10000201000002D0000001207A9E0EF29D51B6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41.48cm" fo:min-width="24.9cm"/>
    </style:style>
    <style:style style:name="gr2" style:family="graphic" style:parent-style-name="standard">
      <style:graphic-properties svg:stroke-width="0.1cm" svg:stroke-color="#5c2d91" draw:marker-start-width="0.5cm" draw:marker-end="Arrow" draw:marker-end-width="0.4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svg:stroke-color="#ffffff" draw:color-mode="standard" draw:luminance="0%" draw:contrast="0%" draw:gamma="100%" draw:red="0%" draw:green="0%" draw:blue="0%" fo:clip="rect(0cm, 2.053cm, 0cm, 2.053cm)" draw:image-opacity="100%" style:mirror="none"/>
    </style:style>
    <style:style style:name="gr4" style:family="graphic" style:parent-style-name="standard">
      <style:graphic-properties svg:stroke-color="#5c2d91" draw:textarea-horizontal-align="center" draw:textarea-vertical-align="middle"/>
    </style:style>
    <style:style style:name="gr5" style:family="graphic" style:parent-style-name="standard">
      <style:graphic-properties svg:stroke-color="#ffffff" draw:fill="none" draw:textarea-horizontal-align="left" draw:auto-grow-height="true" draw:auto-grow-width="true" fo:min-height="0.742cm" fo:min-width="2.04cm"/>
    </style:style>
    <style:style style:name="gr6" style:family="graphic" style:parent-style-name="standard">
      <style:graphic-properties draw:stroke="none" draw:fill="none" draw:fill-color="#ef413d" fo:min-height="0.375cm"/>
    </style:style>
    <style:style style:name="gr7" style:family="graphic" style:parent-style-name="standard">
      <style:graphic-properties draw:stroke="none" draw:fill="none" draw:fill-color="#ef413d" fo:min-height="0.47cm"/>
    </style:style>
    <style:style style:name="gr8" style:family="graphic" style:parent-style-name="standard">
      <style:graphic-properties draw:stroke="none" draw:fill="none" draw:fill-color="#ef413d" fo:min-height="0cm"/>
    </style:style>
    <style:style style:name="gr9" style:family="graphic" style:parent-style-name="standard">
      <style:graphic-properties draw:fill="none" draw:fill-color="#ef413d" draw:textarea-vertical-align="middle" draw:auto-grow-height="false" fo:min-height="22.101cm" fo:min-width="0.418cm"/>
    </style:style>
    <style:style style:name="gr10" style:family="graphic" style:parent-style-name="standard">
      <style:graphic-properties draw:stroke="none" svg:stroke-color="#3465a4" draw:fill="none" draw:textarea-horizontal-align="left" draw:auto-grow-height="true" draw:auto-grow-width="true" fo:min-height="0.742cm" fo:min-width="3.778cm"/>
    </style:style>
    <style:style style:name="gr11" style:family="graphic" style:parent-style-name="standard">
      <style:graphic-properties draw:fill="none" draw:fill-color="#ef413d" draw:textarea-vertical-align="middle" draw:auto-grow-height="false" fo:min-height="10.223cm" fo:min-width="0.418cm"/>
    </style:style>
    <style:style style:name="gr12" style:family="graphic" style:parent-style-name="Object_20_with_20_no_20_fill_20_and_20_no_20_line">
      <style:graphic-properties draw:stroke="solid" svg:stroke-color="#62c400" draw:textarea-horizontal-align="center" draw:textarea-vertical-align="middle" draw:color-mode="standard" draw:luminance="0%" draw:contrast="0%" draw:gamma="100%" draw:red="0%" draw:green="0%" draw:blue="0%" fo:clip="rect(0cm, 6.74cm, 0cm, 7.033cm)" draw:image-opacity="100%" style:mirror="none"/>
    </style:style>
    <style:style style:name="gr13" style:family="graphic" style:parent-style-name="Object_20_with_20_no_20_fill_20_and_20_no_20_line">
      <style:graphic-properties draw:stroke="solid" svg:stroke-color="#62c400" draw:textarea-horizontal-align="center" draw:textarea-vertical-align="middle" draw:color-mode="standard" draw:luminance="0%" draw:contrast="0%" draw:gamma="100%" draw:red="0%" draw:green="0%" draw:blue="0%" fo:clip="rect(0cm, 6.741cm, 0cm, 7.032cm)" draw:image-opacity="100%" style:mirror="none"/>
    </style:style>
    <style:style style:name="gr14" style:family="graphic" style:parent-style-name="Object_20_with_20_no_20_fill_20_and_20_no_20_line">
      <style:graphic-properties draw:stroke="solid" svg:stroke-color="#62c400" draw:color-mode="standard" draw:luminance="0%" draw:contrast="0%" draw:gamma="100%" draw:red="0%" draw:green="0%" draw:blue="0%" fo:clip="rect(0cm, 6.743cm, 0cm, 7.031cm)" draw:image-opacity="100%" style:mirror="none"/>
    </style:style>
    <style:style style:name="gr15" style:family="graphic" style:parent-style-name="Object_20_with_20_no_20_fill_20_and_20_no_20_line">
      <style:graphic-properties draw:stroke="none" svg:stroke-color="#ffffff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color="#ffffff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02cm" svg:stroke-color="#5c2d91" draw:marker-start="" draw:marker-start-width="0.535cm" draw:marker-end="" draw:marker-end-width="0.535cm" draw:fill="none" draw:fill-color="#ef413d" draw:textarea-horizontal-align="center" draw:textarea-vertical-align="middle" fo:padding-top="0.163cm" fo:padding-bottom="0.163cm" fo:padding-left="0.288cm" fo:padding-right="0.288cm"/>
    </style:style>
    <style:style style:name="gr18" style:family="graphic" style:parent-style-name="standard">
      <style:graphic-properties svg:stroke-width="0.102cm" svg:stroke-color="#5c2d91" draw:marker-start="Arrow" draw:marker-start-width="0.305cm" draw:marker-end="" draw:marker-end-width="0.547cm" draw:fill="none" draw:fill-color="#ef413d" draw:textarea-horizontal-align="center" draw:textarea-vertical-align="middle" fo:padding-top="0.163cm" fo:padding-bottom="0.163cm" fo:padding-left="0.288cm" fo:padding-right="0.288cm"/>
    </style:style>
    <style:style style:name="gr19" style:family="graphic" style:parent-style-name="standard">
      <style:graphic-properties svg:stroke-width="0.102cm" svg:stroke-color="#5c2d91" draw:marker-start="" draw:marker-start-width="0.547cm" draw:marker-end="Arrow" draw:marker-end-width="0.305cm" draw:fill="none" draw:fill-color="#ef413d" draw:textarea-horizontal-align="center" draw:textarea-vertical-align="middle" fo:padding-top="0.163cm" fo:padding-bottom="0.163cm" fo:padding-left="0.288cm" fo:padding-right="0.288cm"/>
    </style:style>
    <style:style style:name="gr20" style:family="graphic" style:parent-style-name="standard">
      <style:graphic-properties svg:stroke-width="0.102cm" svg:stroke-color="#5c2d91" draw:marker-start="" draw:marker-start-width="0.42cm" draw:marker-end="Arrow" draw:marker-end-width="0.305cm" draw:fill="none" draw:fill-color="#ef413d" draw:textarea-horizontal-align="center" draw:textarea-vertical-align="middle" fo:padding-top="0.163cm" fo:padding-bottom="0.163cm" fo:padding-left="0.288cm" fo:padding-right="0.288cm"/>
    </style:style>
    <style:style style:name="gr21" style:family="graphic" style:parent-style-name="standard">
      <style:graphic-properties svg:stroke-width="0.102cm" svg:stroke-color="#5c2d91" draw:marker-start="" draw:marker-start-width="0.547cm" draw:marker-end="Arrow" draw:marker-end-width="0.415cm" draw:fill="none" draw:fill-color="#ef413d" draw:textarea-horizontal-align="center" draw:textarea-vertical-align="middle" fo:padding-top="0.163cm" fo:padding-bottom="0.163cm" fo:padding-left="0.288cm" fo:padding-right="0.288cm"/>
    </style:style>
    <style:style style:name="gr22" style:family="graphic" style:parent-style-name="standard">
      <style:graphic-properties draw:stroke="none" draw:fill="none" draw:fill-color="#ef413d" fo:min-height="0.374cm"/>
    </style:style>
    <style:style style:name="gr23" style:family="graphic" style:parent-style-name="standard">
      <style:graphic-properties draw:stroke="none" draw:fill="none" draw:fill-color="#ef413d" fo:min-height="0.358cm"/>
    </style:style>
    <style:style style:name="gr24" style:family="graphic" style:parent-style-name="standard">
      <style:graphic-properties draw:stroke="none" draw:fill="none" draw:fill-color="#ef413d" fo:min-height="0.361cm"/>
    </style:style>
    <style:style style:name="gr25" style:family="graphic" style:parent-style-name="standard">
      <style:graphic-properties draw:stroke="none" draw:fill="none" draw:fill-color="#ef413d" fo:min-height="0.174cm"/>
    </style:style>
    <style:style style:name="gr26" style:family="graphic" style:parent-style-name="objectwithoutfill">
      <style:graphic-properties svg:stroke-width="0.1cm" svg:stroke-color="#ed1c24" draw:marker-start-width="0.5cm" draw:marker-end="Arrow" draw:marker-end-width="0.4cm" draw:fill="non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5c2d91" draw:marker-start-width="0.5cm" draw:marker-end="Arrow" draw:marker-end-width="0.4cm" draw:fill="none" fo:padding-top="0.175cm" fo:padding-bottom="0.175cm" fo:padding-left="0.3cm" fo:padding-right="0.3cm"/>
    </style:style>
    <style:style style:name="gr28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966cm"/>
    </style:style>
    <style:style style:name="pr2" style:family="presentation" style:parent-style-name="Default-outline1">
      <style:graphic-properties fo:min-height="9.1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000000" draw:fill-image-width="0cm" draw:fill-image-height="0cm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loext:graphic-properties draw:fill="none"/>
      <style:paragraph-properties fo:text-align="center"/>
      <style:text-properties fo:color="#ffffff" fo:font-size="24pt" style:font-size-asian="24pt" style:font-size-complex="24pt"/>
    </style:style>
    <style:style style:name="P5" style:family="paragraph">
      <style:text-properties fo:color="#ce181e" fo:font-size="14pt" style:font-size-asian="14pt" style:font-size-complex="14pt"/>
    </style:style>
    <style:style style:name="P6" style:family="paragraph">
      <loext:graphic-properties draw:fill="none" draw:fill-color="#ef413d"/>
      <style:text-properties fo:color="#ce181e" fo:font-size="14pt" style:font-size-asian="14pt" style:font-size-complex="14pt"/>
    </style:style>
    <style:style style:name="P7" style:family="paragraph">
      <style:text-properties fo:color="#ce181e" fo:font-size="9pt"/>
    </style:style>
    <style:style style:name="P8" style:family="paragraph">
      <loext:graphic-properties draw:fill="none" draw:fill-color="#ef413d"/>
      <style:text-properties fo:color="#ce181e" fo:font-size="9pt"/>
    </style:style>
    <style:style style:name="P9" style:family="paragraph">
      <loext:graphic-properties draw:fill="none" draw:fill-color="#ef413d"/>
      <style:paragraph-properties fo:text-align="center"/>
    </style:style>
    <style:style style:name="P10" style:family="paragraph">
      <style:text-properties fo:color="#ffffff" fo:font-size="18pt"/>
    </style:style>
    <style:style style:name="P11" style:family="paragraph">
      <loext:graphic-properties draw:fill="none"/>
      <style:text-properties fo:color="#ffffff" fo:font-size="18pt"/>
    </style:style>
    <style:style style:name="P12" style:family="paragraph">
      <loext:graphic-properties draw:fill="none" draw:fill-color="#ef413d"/>
      <style:paragraph-properties fo:margin-left="-0.953cm" fo:margin-right="1.905cm" fo:text-align="center" fo:text-indent="0.953cm"/>
    </style:style>
    <style:style style:name="P13" style:family="paragraph">
      <style:paragraph-properties fo:text-align="center"/>
      <style:text-properties fo:color="#ce181e" fo:font-size="14pt" style:font-size-asian="14pt" style:font-size-complex="14pt"/>
    </style:style>
    <style:style style:name="P14" style:family="paragraph">
      <loext:graphic-properties draw:fill="none" draw:fill-color="#ef413d"/>
      <style:paragraph-properties fo:text-align="center"/>
      <style:text-properties fo:color="#ce181e" fo:font-size="14pt" style:font-size-asian="14pt" style:font-size-complex="14pt"/>
    </style:style>
    <style:style style:name="P15" style:family="paragraph">
      <loext:graphic-properties draw:fill="none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9.187cm" svg:x="1.27cm" svg:y="0.556cm" presentation:class="title" presentation:placeholder="true">
          <draw:text-box/>
        </draw:frame>
        <draw:frame presentation:style-name="pr2" draw:layer="layout" svg:width="22.86cm" svg:height="24.201cm" svg:x="1.27cm" svg:y="9.76cm" presentation:class="outline" presentation:placeholder="true">
          <draw:text-box/>
        </draw:frame>
        <draw:custom-shape draw:style-name="gr1" draw:text-style-name="P1" draw:layer="layout" svg:width="25.4cm" svg:height="41.73cm" svg:x="-0.1cm" svg:y="0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2.895cm" svg:y1="6.096cm" svg:x2="8.041cm" svg:y2="7.299cm" draw:start-shape="id1" draw:start-glue-point="2" draw:end-shape="id2" draw:end-glue-point="0" svg:d="M12895 6096l-4854 1203" svg:viewBox="0 0 4855 1204">
          <text:p/>
        </draw:connector>
        <draw:frame draw:style-name="gr3" xml:id="id2" draw:id="id2" draw:layer="layout" svg:width="6.476cm" svg:height="3.302cm" svg:x="4.803cm" svg:y="7.299cm">
          <draw:image xlink:href="Pictures/10000201000002D0000001208AF113D5C36A84C3.png" xlink:type="simple" xlink:show="embed" xlink:actuate="onLoad">
            <text:p/>
          </draw:image>
        </draw:frame>
        <draw:connector draw:style-name="gr4" draw:text-style-name="P2" draw:layer="layout" draw:type="line" svg:x1="8.041cm" svg:y1="10.601cm" svg:x2="8.041cm" svg:y2="11.998cm" draw:start-shape="id2" draw:start-glue-point="2" draw:end-shape="id3" draw:end-glue-point="0" svg:d="M8041 10601v1397" svg:viewBox="0 0 1 1398">
          <text:p/>
        </draw:connector>
        <draw:frame draw:style-name="gr5" draw:text-style-name="P4" draw:layer="layout" svg:width="12.487cm" svg:height="1.187cm" svg:x="6.457cm" svg:y="0.618cm">
          <draw:text-box>
            <text:p text:style-name="P3"><text:span text:style-name="T1">PyPrep – Automated preprocessing</text:span></text:p>
          </draw:text-box>
        </draw:frame>
        <draw:frame draw:style-name="gr6" draw:text-style-name="P6" draw:layer="layout" svg:width="1.928cm" svg:height="0.625cm" svg:x="7.978cm" svg:y="10.982cm">
          <draw:text-box>
            <text:p text:style-name="P5"><text:span text:style-name="T2">TopUp</text:span></text:p>
          </draw:text-box>
        </draw:frame>
        <draw:frame draw:style-name="gr7" draw:text-style-name="P6" draw:layer="layout" svg:width="2.247cm" svg:height="0.72cm" draw:transform="rotate (-0.570722665402146) translate (14.368cm 6.1cm)">
          <draw:text-box>
            <text:p text:style-name="P5"><text:span text:style-name="T2">fsl_anat</text:span></text:p>
          </draw:text-box>
        </draw:frame>
        <draw:frame draw:style-name="gr6" draw:text-style-name="P8" draw:layer="layout" svg:width="1.476cm" svg:height="0.625cm" svg:x="5.692cm" svg:y="14.665cm">
          <draw:text-box>
            <text:p text:style-name="P7"><text:span text:style-name="T3">FEAT</text:span></text:p>
          </draw:text-box>
        </draw:frame>
        <draw:frame draw:style-name="gr8" draw:text-style-name="P8" draw:layer="layout" svg:width="2.656cm" svg:height="0.624cm" svg:x="8.116cm" svg:y="14.676cm">
          <draw:text-box>
            <text:p text:style-name="P7"><text:span text:style-name="T3">Functional</text:span></text:p>
          </draw:text-box>
        </draw:frame>
        <draw:custom-shape draw:style-name="gr9" draw:text-style-name="P9" draw:layer="layout" svg:width="2.54cm" svg:height="23.579cm" svg:x="2.168cm" svg:y="3.3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4.278cm" svg:height="0.992cm" draw:transform="rotate (1.57428698529889) translate (1.144cm 17.273cm)">
          <draw:text-box>
            <text:p text:style-name="P10"><text:span text:style-name="T4">Preprocessing</text:span></text:p>
          </draw:text-box>
        </draw:frame>
        <draw:custom-shape draw:style-name="gr11" draw:text-style-name="P9" draw:layer="layout" svg:width="2.54cm" svg:height="11.049cm" svg:x="2.188cm" svg:y="2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4.278cm" svg:height="0.992cm" draw:transform="rotate (1.57428698529889) translate (1.217cm 34.514cm)">
          <draw:text-box>
            <text:p text:style-name="P10"><text:span text:style-name="T4">SubjectsAtlas</text:span></text:p>
          </draw:text-box>
        </draw:frame>
        <draw:g xml:id="id1" draw:id="id1">
          <draw:frame draw:style-name="gr12" draw:text-style-name="P2" draw:layer="layout" svg:width="2.285cm" svg:height="3.302cm" svg:x="9.668cm" svg:y="2.794cm">
            <draw:image xlink:href="Pictures/10000201000002D000000120D16740A60FA3CE55.png" xlink:type="simple" xlink:show="embed" xlink:actuate="onLoad">
              <text:p/>
            </draw:image>
          </draw:frame>
          <draw:frame draw:style-name="gr13" draw:text-style-name="P2" draw:layer="layout" svg:width="2.285cm" svg:height="3.302cm" svg:x="11.853cm" svg:y="2.794cm">
            <draw:image xlink:href="Pictures/10000201000002D00000012016C1491DC1DC6C5B.png" xlink:type="simple" xlink:show="embed" xlink:actuate="onLoad">
              <text:p/>
            </draw:image>
          </draw:frame>
          <draw:frame draw:style-name="gr14" draw:layer="layout" svg:width="2.285cm" svg:height="3.302cm" svg:x="13.838cm" svg:y="2.794cm">
            <draw:image xlink:href="Pictures/10000201000002D00000012058C94D9F07B929DF.png" xlink:type="simple" xlink:show="embed" xlink:actuate="onLoad">
              <text:p/>
            </draw:image>
          </draw:frame>
        </draw:g>
        <draw:frame draw:style-name="gr15" xml:id="id3" draw:id="id3" draw:layer="layout" svg:width="8.256cm" svg:height="3.302cm" svg:x="3.913cm" svg:y="11.998cm">
          <draw:image xlink:href="Pictures/10000201000002D0000001200C4EEB3BE353870F.png" xlink:type="simple" xlink:show="embed" xlink:actuate="onLoad">
            <text:p/>
          </draw:image>
        </draw:frame>
        <draw:frame draw:style-name="gr16" xml:id="id4" draw:id="id4" draw:layer="layout" svg:width="8.253cm" svg:height="3.301cm" svg:x="13.208cm" svg:y="8.891cm">
          <draw:image xlink:href="Pictures/10000201000002D0000001203A28C6BCECF9330E.png" xlink:type="simple" xlink:show="embed" xlink:actuate="onLoad">
            <text:p/>
          </draw:image>
        </draw:frame>
        <draw:frame draw:style-name="gr16" draw:layer="layout" svg:width="8.253cm" svg:height="3.301cm" svg:x="3.916cm" svg:y="17.994cm">
          <draw:image xlink:href="Pictures/10000201000002D000000120D16740A60FA3CE55.png" xlink:type="simple" xlink:show="embed" xlink:actuate="onLoad">
            <text:p/>
          </draw:image>
        </draw:frame>
        <draw:connector draw:style-name="gr17" draw:text-style-name="P12" xml:id="id5" draw:id="id5" draw:layer="layout" svg:x1="8.041cm" svg:y1="15.3cm" svg:x2="17.334cm" svg:y2="12.192cm" draw:start-shape="id3" draw:start-glue-point="2" draw:end-shape="id4" draw:end-glue-point="2" svg:d="M8041 15300v500h9293v-3608" svg:viewBox="0 0 9294 3609">
          <text:p/>
        </draw:connector>
        <draw:connector draw:style-name="gr18" draw:text-style-name="P12" draw:layer="layout" svg:x1="8.042cm" svg:y1="18.094cm" svg:x2="12.687cm" svg:y2="15.8cm" draw:end-shape="id5" draw:end-glue-point="0" svg:d="M8042 18094v-871h4645v-1423" svg:viewBox="0 0 4646 2295">
          <text:p/>
        </draw:connector>
        <draw:frame draw:style-name="gr16" xml:id="id6" draw:id="id6" draw:layer="layout" svg:width="8.254cm" svg:height="3.302cm" svg:x="13.243cm" svg:y="17.994cm">
          <draw:image xlink:href="Pictures/10000201000002D00000012058C94D9F07B929DF.png" xlink:type="simple" xlink:show="embed" xlink:actuate="onLoad">
            <text:p/>
          </draw:image>
        </draw:frame>
        <draw:connector draw:style-name="gr19" draw:text-style-name="P12" draw:layer="layout" draw:line-skew="0.299cm" svg:x1="12.687cm" svg:y1="15.8cm" svg:x2="17.37cm" svg:y2="17.994cm" draw:start-shape="id5" draw:start-glue-point="0" draw:end-shape="id6" draw:end-glue-point="0" svg:d="M12687 15800v1422h4683v772" svg:viewBox="0 0 4684 2195">
          <text:p/>
        </draw:connector>
        <draw:frame draw:style-name="gr16" xml:id="id7" draw:id="id7" draw:layer="layout" svg:width="8.255cm" svg:height="3.302cm" svg:x="13.242cm" svg:y="23.066cm">
          <draw:image xlink:href="Pictures/10000201000002D000000120B7C932CBDD14788B.png" xlink:type="simple" xlink:show="embed" xlink:actuate="onLoad">
            <text:p/>
          </draw:image>
        </draw:frame>
        <draw:connector draw:style-name="gr19" draw:text-style-name="P12" draw:layer="layout" svg:x1="17.37cm" svg:y1="21.296cm" svg:x2="17.369cm" svg:y2="23.066cm" draw:start-shape="id6" draw:start-glue-point="2" draw:end-shape="id7" draw:end-glue-point="0" svg:d="M17370 21296v885h-1v885" svg:viewBox="0 0 2 1771">
          <text:p/>
        </draw:connector>
        <draw:connector draw:style-name="gr20" draw:text-style-name="P12" draw:layer="layout" draw:line-skew="0cm 4.469cm" svg:x1="21.461cm" svg:y1="10.541cm" svg:x2="17.369cm" svg:y2="23.066cm" draw:start-shape="id4" draw:start-glue-point="1" draw:end-shape="id7" draw:end-glue-point="0" svg:d="M21461 10541h500v11557h-4592v968" svg:viewBox="0 0 4593 12526">
          <text:p/>
        </draw:connector>
        <draw:frame draw:style-name="gr16" xml:id="id9" draw:id="id9" draw:layer="layout" svg:width="8.252cm" svg:height="3.301cm" svg:x="12.88cm" svg:y="34.077cm">
          <draw:image xlink:href="Pictures/10000201000002D000000120A64677BB886BA4CE.png" xlink:type="simple" xlink:show="embed" xlink:actuate="onLoad">
            <text:p/>
          </draw:image>
        </draw:frame>
        <draw:connector draw:style-name="gr21" draw:text-style-name="P12" draw:layer="layout" draw:line-skew="0.233cm" svg:x1="12.7cm" svg:y1="31.496cm" svg:x2="17.006cm" svg:y2="34.077cm" draw:start-shape="id8" draw:end-shape="id9" draw:end-glue-point="0" svg:d="M12700 31496v1524h4306v1057" svg:viewBox="0 0 4307 2582">
          <text:p/>
        </draw:connector>
        <draw:frame draw:style-name="gr16" xml:id="id10" draw:id="id10" draw:layer="layout" svg:width="8.252cm" svg:height="3.301cm" svg:x="4.687cm" svg:y="34.071cm">
          <draw:image xlink:href="Pictures/10000201000002D000000120AE9430DE5195B116.png" xlink:type="simple" xlink:show="embed" xlink:actuate="onLoad">
            <text:p/>
          </draw:image>
        </draw:frame>
        <draw:connector draw:style-name="gr21" draw:text-style-name="P12" draw:layer="layout" draw:line-skew="0.236cm" svg:x1="12.7cm" svg:y1="31.496cm" svg:x2="8.813cm" svg:y2="34.071cm" draw:start-shape="id8" draw:start-glue-point="2" draw:end-shape="id10" draw:end-glue-point="0" svg:d="M12700 31496v1524h-3887v1051" svg:viewBox="0 0 3888 2576">
          <text:p/>
        </draw:connector>
        <draw:frame draw:style-name="gr22" draw:text-style-name="P6" draw:layer="layout" svg:width="2.436cm" svg:height="0.624cm" svg:x="13.658cm" svg:y="16.51cm">
          <draw:text-box>
            <text:p text:style-name="P5"><text:span text:style-name="T2">Diffusion </text:span></text:p>
          </draw:text-box>
        </draw:frame>
        <draw:frame draw:style-name="gr23" draw:text-style-name="P14" draw:layer="layout" svg:width="5.083cm" svg:height="0.624cm" svg:x="17.206cm" svg:y="21.75cm">
          <draw:text-box>
            <text:p text:style-name="P13"><text:span text:style-name="T2">5TT gen </text:span></text:p>
            <text:p text:style-name="P13"><text:span text:style-name="T2">(WM mask) </text:span></text:p>
          </draw:text-box>
        </draw:frame>
        <draw:frame draw:style-name="gr24" draw:text-style-name="P14" draw:layer="layout" svg:width="5.609cm" svg:height="0.624cm" draw:transform="rotate (-1.56311687808612) translate (23.448cm 16.798cm)">
          <draw:text-box>
            <text:p text:style-name="P13"><text:span text:style-name="T2">MNI to highres field (warp) file.</text:span></text:p>
          </draw:text-box>
        </draw:frame>
        <draw:frame draw:style-name="gr22" draw:text-style-name="P6" draw:layer="layout" svg:width="2.878cm" svg:height="0.624cm" svg:x="16.172cm" svg:y="26.567cm">
          <draw:text-box>
            <text:p text:style-name="P5"><text:span text:style-name="T2">Apply warp</text:span></text:p>
          </draw:text-box>
        </draw:frame>
        <draw:frame draw:style-name="gr25" draw:text-style-name="P6" draw:layer="layout" svg:width="3.275cm" svg:height="0.997cm" svg:x="12.854cm" svg:y="31.655cm">
          <draw:text-box>
            <text:p text:style-name="P5"><text:span text:style-name="T2">Linear registration</text:span></text:p>
          </draw:text-box>
        </draw:frame>
        <draw:frame draw:style-name="gr22" draw:text-style-name="P6" draw:layer="layout" svg:width="2.704cm" svg:height="0.624cm" svg:x="9.09cm" svg:y="16.51cm">
          <draw:text-box>
            <text:p text:style-name="P5"><text:span text:style-name="T2">Functional </text:span></text:p>
          </draw:text-box>
        </draw:frame>
        <draw:connector draw:style-name="gr26" draw:text-style-name="P15" draw:layer="layout" draw:line-skew="1.152cm 7.048cm" svg:x1="21.461cm" svg:y1="10.541cm" svg:x2="12.7cm" svg:y2="28.093cm" draw:start-shape="id4" draw:start-glue-point="1" draw:end-shape="id8" draw:end-glue-point="0" svg:d="M21461 10541h1652v16650h-10413v902" svg:viewBox="0 0 10414 17553">
          <text:p/>
        </draw:connector>
        <draw:connector draw:style-name="gr27" draw:text-style-name="P15" draw:layer="layout" draw:type="line" svg:x1="12.895cm" svg:y1="6.096cm" svg:x2="17.334cm" svg:y2="8.891cm" draw:start-shape="id1" draw:start-glue-point="2" draw:end-shape="id4" draw:end-glue-point="0" svg:d="M12895 6096l4439 2795" svg:viewBox="0 0 4440 2796">
          <text:p/>
        </draw:connector>
        <draw:frame draw:style-name="gr16" xml:id="id8" draw:id="id8" draw:layer="layout" svg:width="8.509cm" svg:height="3.403cm" svg:x="8.446cm" svg:y="28.093cm">
          <draw:image xlink:href="Pictures/10000201000002D00000012016C1491DC1DC6C5B.png" xlink:type="simple" xlink:show="embed" xlink:actuate="onLoad">
            <text:p/>
          </draw:image>
        </draw:frame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9.187cm" svg:x="1.27cm" svg:y="0.556cm" presentation:class="title" presentation:placeholder="true">
          <draw:text-box/>
        </draw:frame>
        <draw:frame presentation:style-name="pr2" draw:layer="layout" svg:width="22.86cm" svg:height="24.201cm" svg:x="1.27cm" svg:y="9.76cm" presentation:class="outline" presentation:placeholder="true">
          <draw:text-box/>
        </draw:frame>
        <draw:custom-shape draw:style-name="gr1" draw:text-style-name="P1" draw:layer="layout" svg:width="25.4cm" svg:height="41.73cm" svg:x="-0.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2.895cm" svg:y1="6.096cm" svg:x2="8.041cm" svg:y2="7.299cm" draw:start-shape="id11" draw:start-glue-point="2" draw:end-shape="id12" draw:end-glue-point="0" svg:d="M12895 6096l-4854 1203" svg:viewBox="0 0 4855 1204">
          <text:p/>
        </draw:connector>
        <draw:frame draw:style-name="gr3" xml:id="id12" draw:id="id12" draw:layer="layout" svg:width="6.476cm" svg:height="3.302cm" svg:x="4.803cm" svg:y="7.299cm">
          <draw:image xlink:href="Pictures/10000201000002D0000001208AF113D5C36A84C3.png" xlink:type="simple" xlink:show="embed" xlink:actuate="onLoad">
            <text:p/>
          </draw:image>
        </draw:frame>
        <draw:connector draw:style-name="gr4" draw:text-style-name="P2" draw:layer="layout" draw:type="line" svg:x1="8.041cm" svg:y1="10.601cm" svg:x2="8.041cm" svg:y2="11.998cm" draw:start-shape="id12" draw:start-glue-point="2" draw:end-shape="id13" draw:end-glue-point="0" svg:d="M8041 10601v1397" svg:viewBox="0 0 1 1398">
          <text:p/>
        </draw:connector>
        <draw:frame draw:style-name="gr6" draw:text-style-name="P6" draw:layer="layout" svg:width="1.928cm" svg:height="0.625cm" svg:x="7.978cm" svg:y="10.982cm">
          <draw:text-box>
            <text:p text:style-name="P5"><text:span text:style-name="T2">TopUp</text:span></text:p>
          </draw:text-box>
        </draw:frame>
        <draw:frame draw:style-name="gr7" draw:text-style-name="P6" draw:layer="layout" svg:width="2.247cm" svg:height="0.72cm" draw:transform="rotate (-0.570722665402146) translate (14.368cm 6.1cm)">
          <draw:text-box>
            <text:p text:style-name="P5"><text:span text:style-name="T2">fsl_anat</text:span></text:p>
          </draw:text-box>
        </draw:frame>
        <draw:frame draw:style-name="gr6" draw:text-style-name="P8" draw:layer="layout" svg:width="1.476cm" svg:height="0.625cm" svg:x="5.692cm" svg:y="14.665cm">
          <draw:text-box>
            <text:p text:style-name="P7"><text:span text:style-name="T3">FEAT</text:span></text:p>
          </draw:text-box>
        </draw:frame>
        <draw:frame draw:style-name="gr8" draw:text-style-name="P8" draw:layer="layout" svg:width="2.656cm" svg:height="0.624cm" svg:x="8.116cm" svg:y="14.676cm">
          <draw:text-box>
            <text:p text:style-name="P7"><text:span text:style-name="T3">Functional</text:span></text:p>
          </draw:text-box>
        </draw:frame>
        <draw:custom-shape draw:style-name="gr9" draw:text-style-name="P9" draw:layer="layout" svg:width="2.54cm" svg:height="23.579cm" svg:x="2.168cm" svg:y="3.3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4.278cm" svg:height="0.992cm" draw:transform="rotate (1.57428698529889) translate (1.144cm 17.273cm)">
          <draw:text-box>
            <text:p text:style-name="P10"><text:span text:style-name="T4">Preprocessing</text:span></text:p>
          </draw:text-box>
        </draw:frame>
        <draw:custom-shape draw:style-name="gr11" draw:text-style-name="P9" draw:layer="layout" svg:width="2.54cm" svg:height="11.049cm" svg:x="2.188cm" svg:y="2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4.278cm" svg:height="0.992cm" draw:transform="rotate (1.57428698529889) translate (1.217cm 34.514cm)">
          <draw:text-box>
            <text:p text:style-name="P10"><text:span text:style-name="T4">SubjectsAtlas</text:span></text:p>
          </draw:text-box>
        </draw:frame>
        <draw:g xml:id="id11" draw:id="id11">
          <draw:frame draw:style-name="gr12" draw:text-style-name="P2" draw:layer="layout" svg:width="2.285cm" svg:height="3.302cm" svg:x="9.668cm" svg:y="2.794cm">
            <draw:image xlink:href="Pictures/10000201000002D000000120D16740A60FA3CE55.png" xlink:type="simple" xlink:show="embed" xlink:actuate="onLoad">
              <text:p/>
            </draw:image>
          </draw:frame>
          <draw:frame draw:style-name="gr13" draw:text-style-name="P2" draw:layer="layout" svg:width="2.285cm" svg:height="3.302cm" svg:x="11.853cm" svg:y="2.794cm">
            <draw:image xlink:href="Pictures/10000201000002D00000012016C1491DC1DC6C5B.png" xlink:type="simple" xlink:show="embed" xlink:actuate="onLoad">
              <text:p/>
            </draw:image>
          </draw:frame>
          <draw:frame draw:style-name="gr14" draw:layer="layout" svg:width="2.285cm" svg:height="3.302cm" svg:x="13.838cm" svg:y="2.794cm">
            <draw:image xlink:href="Pictures/10000201000002D00000012058C94D9F07B929DF.png" xlink:type="simple" xlink:show="embed" xlink:actuate="onLoad">
              <text:p/>
            </draw:image>
          </draw:frame>
        </draw:g>
        <draw:frame draw:style-name="gr15" xml:id="id13" draw:id="id13" draw:layer="layout" svg:width="8.256cm" svg:height="3.302cm" svg:x="3.913cm" svg:y="11.998cm">
          <draw:image xlink:href="Pictures/10000201000002D0000001200C4EEB3BE353870F.png" xlink:type="simple" xlink:show="embed" xlink:actuate="onLoad">
            <text:p/>
          </draw:image>
        </draw:frame>
        <draw:frame draw:style-name="gr16" xml:id="id14" draw:id="id14" draw:layer="layout" svg:width="8.253cm" svg:height="3.301cm" svg:x="13.208cm" svg:y="8.891cm">
          <draw:image xlink:href="Pictures/10000201000002D0000001203A28C6BCECF9330E.png" xlink:type="simple" xlink:show="embed" xlink:actuate="onLoad">
            <text:p/>
          </draw:image>
        </draw:frame>
        <draw:frame draw:style-name="gr16" xml:id="id15" draw:id="id15" draw:layer="layout" svg:width="8.253cm" svg:height="3.301cm" svg:x="3.916cm" svg:y="17.994cm">
          <draw:image xlink:href="Pictures/10000201000002D00000012049A7E96D4FF8DF30.png" xlink:type="simple" xlink:show="embed" xlink:actuate="onLoad">
            <text:p/>
          </draw:image>
        </draw:frame>
        <draw:connector draw:style-name="gr17" draw:text-style-name="P12" xml:id="id16" draw:id="id16" draw:layer="layout" svg:x1="8.041cm" svg:y1="15.3cm" svg:x2="17.334cm" svg:y2="12.192cm" draw:start-shape="id13" draw:start-glue-point="2" draw:end-shape="id14" draw:end-glue-point="2" svg:d="M8041 15300v500h9293v-3608" svg:viewBox="0 0 9294 3609">
          <text:p/>
        </draw:connector>
        <draw:connector draw:style-name="gr18" draw:text-style-name="P12" draw:layer="layout" draw:line-skew="0.349cm" svg:x1="8.042cm" svg:y1="17.994cm" svg:x2="12.687cm" svg:y2="15.8cm" draw:start-shape="id15" draw:start-glue-point="0" draw:end-shape="id16" draw:end-glue-point="0" svg:d="M8042 17994v-722h4645v-1472" svg:viewBox="0 0 4646 2195">
          <text:p/>
        </draw:connector>
        <draw:frame draw:style-name="gr16" xml:id="id17" draw:id="id17" draw:layer="layout" svg:width="8.254cm" svg:height="3.302cm" svg:x="13.243cm" svg:y="17.994cm">
          <draw:image xlink:href="Pictures/10000201000002D0000001207A9E0EF29D51B61B.png" xlink:type="simple" xlink:show="embed" xlink:actuate="onLoad">
            <text:p/>
          </draw:image>
        </draw:frame>
        <draw:connector draw:style-name="gr19" draw:text-style-name="P12" draw:layer="layout" draw:line-skew="0.349cm" svg:x1="12.687cm" svg:y1="15.8cm" svg:x2="17.37cm" svg:y2="17.994cm" draw:start-shape="id16" draw:start-glue-point="0" draw:end-shape="id17" draw:end-glue-point="0" svg:d="M12687 15800v1472h4683v722" svg:viewBox="0 0 4684 2195">
          <text:p/>
        </draw:connector>
        <draw:frame draw:style-name="gr16" xml:id="id18" draw:id="id18" draw:layer="layout" svg:width="8.255cm" svg:height="3.302cm" svg:x="13.242cm" svg:y="23.066cm">
          <draw:image xlink:href="Pictures/10000201000002D000000120B7C932CBDD14788B.png" xlink:type="simple" xlink:show="embed" xlink:actuate="onLoad">
            <text:p/>
          </draw:image>
        </draw:frame>
        <draw:connector draw:style-name="gr19" draw:text-style-name="P12" draw:layer="layout" svg:x1="17.37cm" svg:y1="21.296cm" svg:x2="17.369cm" svg:y2="23.066cm" draw:end-shape="id18" draw:end-glue-point="0" svg:d="M17370 21296v635h-1v1135" svg:viewBox="0 0 2 1771">
          <text:p/>
        </draw:connector>
        <draw:connector draw:style-name="gr20" draw:text-style-name="P12" draw:layer="layout" draw:line-skew="0cm 4.469cm" svg:x1="21.461cm" svg:y1="10.541cm" svg:x2="17.369cm" svg:y2="23.066cm" draw:start-shape="id14" draw:start-glue-point="1" draw:end-shape="id18" draw:end-glue-point="0" svg:d="M21461 10541h500v11557h-4592v968" svg:viewBox="0 0 4593 12526">
          <text:p/>
        </draw:connector>
        <draw:frame draw:style-name="gr16" xml:id="id20" draw:id="id20" draw:layer="layout" svg:width="8.252cm" svg:height="3.301cm" svg:x="12.88cm" svg:y="34.077cm">
          <draw:image xlink:href="Pictures/10000201000002D000000120C34956793547010A.png" xlink:type="simple" xlink:show="embed" xlink:actuate="onLoad">
            <text:p/>
          </draw:image>
        </draw:frame>
        <draw:connector draw:style-name="gr21" draw:text-style-name="P12" draw:layer="layout" draw:line-skew="0.233cm" svg:x1="12.69cm" svg:y1="31.496cm" svg:x2="17.006cm" svg:y2="34.077cm" draw:start-shape="id19" draw:start-glue-point="2" draw:end-shape="id20" draw:end-glue-point="0" svg:d="M12690 31496v1524h4316v1057" svg:viewBox="0 0 4317 2582">
          <text:p/>
        </draw:connector>
        <draw:frame draw:style-name="gr16" xml:id="id21" draw:id="id21" draw:layer="layout" svg:width="8.252cm" svg:height="3.301cm" svg:x="4.687cm" svg:y="34.071cm">
          <draw:image xlink:href="Pictures/10000201000002D000000120F77B446FDB688850.png" xlink:type="simple" xlink:show="embed" xlink:actuate="onLoad">
            <text:p/>
          </draw:image>
        </draw:frame>
        <draw:connector draw:style-name="gr21" draw:text-style-name="P12" draw:layer="layout" draw:line-skew="0.236cm" svg:x1="12.69cm" svg:y1="31.496cm" svg:x2="8.813cm" svg:y2="34.071cm" draw:start-shape="id19" draw:start-glue-point="2" draw:end-shape="id21" draw:end-glue-point="0" svg:d="M12690 31496v1524h-3877v1051" svg:viewBox="0 0 3878 2576">
          <text:p/>
        </draw:connector>
        <draw:frame draw:style-name="gr22" draw:text-style-name="P6" draw:layer="layout" svg:width="2.436cm" svg:height="0.624cm" svg:x="13.658cm" svg:y="16.51cm">
          <draw:text-box>
            <text:p text:style-name="P5"><text:span text:style-name="T2">Diffusion </text:span></text:p>
          </draw:text-box>
        </draw:frame>
        <draw:frame draw:style-name="gr23" draw:text-style-name="P14" draw:layer="layout" svg:width="5.083cm" svg:height="0.624cm" svg:x="17.206cm" svg:y="21.75cm">
          <draw:text-box>
            <text:p text:style-name="P13"><text:span text:style-name="T2">5TT gen </text:span></text:p>
            <text:p text:style-name="P13"><text:span text:style-name="T2">(WM mask) </text:span></text:p>
          </draw:text-box>
        </draw:frame>
        <draw:frame draw:style-name="gr24" draw:text-style-name="P14" draw:layer="layout" svg:width="5.609cm" svg:height="0.624cm" draw:transform="rotate (-1.56311687808612) translate (23.448cm 16.798cm)">
          <draw:text-box>
            <text:p text:style-name="P13"><text:span text:style-name="T2">MNI to highres field (warp) file.</text:span></text:p>
          </draw:text-box>
        </draw:frame>
        <draw:frame draw:style-name="gr22" draw:text-style-name="P6" draw:layer="layout" svg:width="2.878cm" svg:height="0.624cm" svg:x="16.172cm" svg:y="26.567cm">
          <draw:text-box>
            <text:p text:style-name="P5"><text:span text:style-name="T2">Apply warp</text:span></text:p>
          </draw:text-box>
        </draw:frame>
        <draw:frame draw:style-name="gr25" draw:text-style-name="P6" draw:layer="layout" svg:width="3.239cm" svg:height="0.997cm" svg:x="12.89cm" svg:y="31.655cm">
          <draw:text-box>
            <text:p text:style-name="P5"><text:span text:style-name="T2">Linear registration</text:span></text:p>
          </draw:text-box>
        </draw:frame>
        <draw:frame draw:style-name="gr22" draw:text-style-name="P6" draw:layer="layout" svg:width="2.704cm" svg:height="0.624cm" svg:x="9.09cm" svg:y="16.51cm">
          <draw:text-box>
            <text:p text:style-name="P5"><text:span text:style-name="T2">Functional </text:span></text:p>
          </draw:text-box>
        </draw:frame>
        <draw:connector draw:style-name="gr26" draw:text-style-name="P15" draw:layer="layout" draw:line-skew="1.153cm 7.048cm" svg:x1="21.461cm" svg:y1="10.541cm" svg:x2="12.69cm" svg:y2="28.093cm" draw:start-shape="id14" draw:start-glue-point="1" draw:end-shape="id19" draw:end-glue-point="0" svg:d="M21461 10541h1653v16650h-10424v902" svg:viewBox="0 0 10425 17553">
          <text:p/>
        </draw:connector>
        <draw:connector draw:style-name="gr27" draw:text-style-name="P15" draw:layer="layout" draw:type="line" svg:x1="12.895cm" svg:y1="6.096cm" svg:x2="17.334cm" svg:y2="8.891cm" draw:start-shape="id11" draw:start-glue-point="2" draw:end-shape="id14" draw:end-glue-point="0" svg:d="M12895 6096l4439 2795" svg:viewBox="0 0 4440 2796">
          <text:p/>
        </draw:connector>
        <draw:frame draw:style-name="gr16" xml:id="id19" draw:id="id19" draw:layer="layout" svg:width="8.509cm" svg:height="3.403cm" svg:x="8.436cm" svg:y="28.093cm">
          <draw:image xlink:href="Pictures/10000201000002D000000120A8373E0627E636CA.png" xlink:type="simple" xlink:show="embed" xlink:actuate="onLoad">
            <text:p/>
          </draw:image>
        </draw:frame>
        <draw:frame draw:style-name="gr5" draw:text-style-name="P4" draw:layer="layout" svg:width="12.487cm" svg:height="1.187cm" svg:x="6.458cm" svg:y="0.619cm">
          <draw:text-box>
            <text:p text:style-name="P3"><text:span text:style-name="T1">PyPrep – Automated preprocessing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9.187cm" svg:x="1.27cm" svg:y="0.556cm" presentation:class="title" presentation:placeholder="true">
          <draw:text-box/>
        </draw:frame>
        <draw:frame presentation:style-name="pr2" draw:layer="layout" svg:width="22.86cm" svg:height="24.201cm" svg:x="1.27cm" svg:y="9.76cm" presentation:class="outline" presentation:placeholder="true">
          <draw:text-box/>
        </draw:frame>
        <draw:custom-shape draw:style-name="gr1" draw:text-style-name="P1" draw:layer="layout" svg:width="25.4cm" svg:height="41.73cm" svg:x="-0.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2.895cm" svg:y1="6.096cm" svg:x2="8.041cm" svg:y2="7.299cm" draw:start-shape="id22" draw:start-glue-point="2" draw:end-shape="id23" draw:end-glue-point="0" svg:d="M12895 6096l-4854 1203" svg:viewBox="0 0 4855 1204">
          <text:p/>
        </draw:connector>
        <draw:frame draw:style-name="gr3" xml:id="id23" draw:id="id23" draw:layer="layout" svg:width="6.476cm" svg:height="3.302cm" svg:x="4.803cm" svg:y="7.299cm">
          <draw:image xlink:href="Pictures/10000201000002D0000001208AF113D5C36A84C3.png" xlink:type="simple" xlink:show="embed" xlink:actuate="onLoad">
            <text:p/>
          </draw:image>
        </draw:frame>
        <draw:connector draw:style-name="gr4" draw:text-style-name="P2" draw:layer="layout" draw:type="line" svg:x1="8.041cm" svg:y1="10.601cm" svg:x2="8.041cm" svg:y2="11.998cm" draw:start-shape="id23" draw:start-glue-point="2" draw:end-shape="id24" draw:end-glue-point="0" svg:d="M8041 10601v1397" svg:viewBox="0 0 1 1398">
          <text:p/>
        </draw:connector>
        <draw:frame draw:style-name="gr6" draw:text-style-name="P6" draw:layer="layout" svg:width="1.928cm" svg:height="0.625cm" svg:x="7.978cm" svg:y="10.982cm">
          <draw:text-box>
            <text:p text:style-name="P5"><text:span text:style-name="T2">TopUp</text:span></text:p>
          </draw:text-box>
        </draw:frame>
        <draw:frame draw:style-name="gr7" draw:text-style-name="P6" draw:layer="layout" svg:width="2.247cm" svg:height="0.72cm" draw:transform="rotate (-0.570722665402146) translate (14.368cm 6.1cm)">
          <draw:text-box>
            <text:p text:style-name="P5"><text:span text:style-name="T2">fsl_anat</text:span></text:p>
          </draw:text-box>
        </draw:frame>
        <draw:frame draw:style-name="gr6" draw:text-style-name="P8" draw:layer="layout" svg:width="1.476cm" svg:height="0.625cm" svg:x="5.692cm" svg:y="14.665cm">
          <draw:text-box>
            <text:p text:style-name="P7"><text:span text:style-name="T3">FEAT</text:span></text:p>
          </draw:text-box>
        </draw:frame>
        <draw:frame draw:style-name="gr8" draw:text-style-name="P8" draw:layer="layout" svg:width="2.656cm" svg:height="0.624cm" svg:x="8.116cm" svg:y="14.676cm">
          <draw:text-box>
            <text:p text:style-name="P7"><text:span text:style-name="T3">Functional</text:span></text:p>
          </draw:text-box>
        </draw:frame>
        <draw:custom-shape draw:style-name="gr9" draw:text-style-name="P9" draw:layer="layout" svg:width="2.54cm" svg:height="23.579cm" svg:x="2.168cm" svg:y="3.3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4.278cm" svg:height="0.992cm" draw:transform="rotate (1.57428698529889) translate (1.144cm 17.273cm)">
          <draw:text-box>
            <text:p text:style-name="P10"><text:span text:style-name="T4">Preprocessing</text:span></text:p>
          </draw:text-box>
        </draw:frame>
        <draw:custom-shape draw:style-name="gr11" draw:text-style-name="P9" draw:layer="layout" svg:width="2.54cm" svg:height="11.049cm" svg:x="2.188cm" svg:y="2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4.278cm" svg:height="0.992cm" draw:transform="rotate (1.57428698529889) translate (1.217cm 34.514cm)">
          <draw:text-box>
            <text:p text:style-name="P10"><text:span text:style-name="T4">SubjectsAtlas</text:span></text:p>
          </draw:text-box>
        </draw:frame>
        <draw:g xml:id="id22" draw:id="id22">
          <draw:frame draw:style-name="gr12" draw:text-style-name="P2" draw:layer="layout" svg:width="2.285cm" svg:height="3.302cm" svg:x="9.668cm" svg:y="2.794cm">
            <draw:image xlink:href="Pictures/10000201000002D000000120D16740A60FA3CE55.png" xlink:type="simple" xlink:show="embed" xlink:actuate="onLoad">
              <text:p/>
            </draw:image>
          </draw:frame>
          <draw:frame draw:style-name="gr13" draw:text-style-name="P2" draw:layer="layout" svg:width="2.285cm" svg:height="3.302cm" svg:x="11.853cm" svg:y="2.794cm">
            <draw:image xlink:href="Pictures/10000201000002D00000012016C1491DC1DC6C5B.png" xlink:type="simple" xlink:show="embed" xlink:actuate="onLoad">
              <text:p/>
            </draw:image>
          </draw:frame>
          <draw:frame draw:style-name="gr14" draw:layer="layout" svg:width="2.285cm" svg:height="3.302cm" svg:x="13.838cm" svg:y="2.794cm">
            <draw:image xlink:href="Pictures/10000201000002D00000012058C94D9F07B929DF.png" xlink:type="simple" xlink:show="embed" xlink:actuate="onLoad">
              <text:p/>
            </draw:image>
          </draw:frame>
        </draw:g>
        <draw:frame draw:style-name="gr15" xml:id="id24" draw:id="id24" draw:layer="layout" svg:width="8.256cm" svg:height="3.302cm" svg:x="3.913cm" svg:y="11.998cm">
          <draw:image xlink:href="Pictures/10000201000002D0000001200C4EEB3BE353870F.png" xlink:type="simple" xlink:show="embed" xlink:actuate="onLoad">
            <text:p/>
          </draw:image>
        </draw:frame>
        <draw:frame draw:style-name="gr16" xml:id="id25" draw:id="id25" draw:layer="layout" svg:width="8.253cm" svg:height="3.301cm" svg:x="13.208cm" svg:y="8.891cm">
          <draw:image xlink:href="Pictures/10000201000002D0000001203A28C6BCECF9330E.png" xlink:type="simple" xlink:show="embed" xlink:actuate="onLoad">
            <text:p/>
          </draw:image>
        </draw:frame>
        <draw:frame draw:style-name="gr16" xml:id="id26" draw:id="id26" draw:layer="layout" svg:width="8.253cm" svg:height="3.301cm" svg:x="3.916cm" svg:y="17.994cm">
          <draw:image xlink:href="Pictures/10000201000002D00000012038E1BCA0CF691D26.png" xlink:type="simple" xlink:show="embed" xlink:actuate="onLoad">
            <text:p/>
          </draw:image>
        </draw:frame>
        <draw:connector draw:style-name="gr17" draw:text-style-name="P12" xml:id="id27" draw:id="id27" draw:layer="layout" svg:x1="8.041cm" svg:y1="15.3cm" svg:x2="17.334cm" svg:y2="12.192cm" draw:start-shape="id24" draw:start-glue-point="2" draw:end-shape="id25" draw:end-glue-point="2" svg:d="M8041 15300v500h9293v-3608" svg:viewBox="0 0 9294 3609">
          <text:p/>
        </draw:connector>
        <draw:connector draw:style-name="gr18" draw:text-style-name="P12" draw:layer="layout" draw:line-skew="0.349cm" svg:x1="8.042cm" svg:y1="17.994cm" svg:x2="12.687cm" svg:y2="15.8cm" draw:start-shape="id26" draw:start-glue-point="0" draw:end-shape="id27" draw:end-glue-point="0" svg:d="M8042 17994v-722h4645v-1472" svg:viewBox="0 0 4646 2195">
          <text:p/>
        </draw:connector>
        <draw:frame draw:style-name="gr16" xml:id="id28" draw:id="id28" draw:layer="layout" svg:width="8.254cm" svg:height="3.302cm" svg:x="13.243cm" svg:y="17.994cm">
          <draw:image xlink:href="Pictures/10000201000002D0000001206FF1F7B778E73695.png" xlink:type="simple" xlink:show="embed" xlink:actuate="onLoad">
            <text:p/>
          </draw:image>
        </draw:frame>
        <draw:connector draw:style-name="gr19" draw:text-style-name="P12" draw:layer="layout" draw:line-skew="0.349cm" svg:x1="12.687cm" svg:y1="15.8cm" svg:x2="17.37cm" svg:y2="17.994cm" draw:start-shape="id27" draw:start-glue-point="0" draw:end-shape="id28" draw:end-glue-point="0" svg:d="M12687 15800v1472h4683v722" svg:viewBox="0 0 4684 2195">
          <text:p/>
        </draw:connector>
        <draw:frame draw:style-name="gr16" xml:id="id29" draw:id="id29" draw:layer="layout" svg:width="8.255cm" svg:height="3.302cm" svg:x="13.242cm" svg:y="23.066cm">
          <draw:image xlink:href="Pictures/10000201000002D000000120B7C932CBDD14788B.png" xlink:type="simple" xlink:show="embed" xlink:actuate="onLoad">
            <text:p/>
          </draw:image>
        </draw:frame>
        <draw:connector draw:style-name="gr19" draw:text-style-name="P12" draw:layer="layout" svg:x1="17.37cm" svg:y1="21.296cm" svg:x2="17.369cm" svg:y2="23.066cm" draw:end-shape="id29" draw:end-glue-point="0" svg:d="M17370 21296v635h-1v1135" svg:viewBox="0 0 2 1771">
          <text:p/>
        </draw:connector>
        <draw:connector draw:style-name="gr20" draw:text-style-name="P12" draw:layer="layout" draw:line-skew="0cm 4.469cm" svg:x1="21.461cm" svg:y1="10.541cm" svg:x2="17.369cm" svg:y2="23.066cm" draw:start-shape="id25" draw:start-glue-point="1" draw:end-shape="id29" draw:end-glue-point="0" svg:d="M21461 10541h500v11557h-4592v968" svg:viewBox="0 0 4593 12526">
          <text:p/>
        </draw:connector>
        <draw:frame draw:style-name="gr16" xml:id="id31" draw:id="id31" draw:layer="layout" svg:width="8.252cm" svg:height="3.301cm" svg:x="12.88cm" svg:y="34.077cm">
          <draw:image xlink:href="Pictures/10000201000002D000000120A64677BB886BA4CE.png" xlink:type="simple" xlink:show="embed" xlink:actuate="onLoad">
            <text:p/>
          </draw:image>
        </draw:frame>
        <draw:connector draw:style-name="gr21" draw:text-style-name="P12" draw:layer="layout" draw:line-skew="0.233cm" svg:x1="12.69cm" svg:y1="31.496cm" svg:x2="17.006cm" svg:y2="34.077cm" draw:start-shape="id30" draw:end-shape="id31" draw:end-glue-point="0" svg:d="M12690 31496v1524h4316v1057" svg:viewBox="0 0 4317 2582">
          <text:p/>
        </draw:connector>
        <draw:frame draw:style-name="gr16" xml:id="id32" draw:id="id32" draw:layer="layout" svg:width="8.252cm" svg:height="3.301cm" svg:x="4.687cm" svg:y="34.071cm">
          <draw:image xlink:href="Pictures/10000201000002D000000120AE9430DE5195B116.png" xlink:type="simple" xlink:show="embed" xlink:actuate="onLoad">
            <text:p/>
          </draw:image>
        </draw:frame>
        <draw:connector draw:style-name="gr21" draw:text-style-name="P12" draw:layer="layout" draw:line-skew="0.236cm" svg:x1="12.69cm" svg:y1="31.496cm" svg:x2="8.813cm" svg:y2="34.071cm" draw:start-shape="id30" draw:start-glue-point="2" draw:end-shape="id32" draw:end-glue-point="0" svg:d="M12690 31496v1524h-3877v1051" svg:viewBox="0 0 3878 2576">
          <text:p/>
        </draw:connector>
        <draw:frame draw:style-name="gr22" draw:text-style-name="P6" draw:layer="layout" svg:width="2.436cm" svg:height="0.624cm" svg:x="13.658cm" svg:y="16.51cm">
          <draw:text-box>
            <text:p text:style-name="P5"><text:span text:style-name="T2">Diffusion </text:span></text:p>
          </draw:text-box>
        </draw:frame>
        <draw:frame draw:style-name="gr23" draw:text-style-name="P14" draw:layer="layout" svg:width="5.083cm" svg:height="0.624cm" svg:x="17.206cm" svg:y="21.75cm">
          <draw:text-box>
            <text:p text:style-name="P13"><text:span text:style-name="T2">5TT gen </text:span></text:p>
            <text:p text:style-name="P13"><text:span text:style-name="T2">(WM mask) </text:span></text:p>
          </draw:text-box>
        </draw:frame>
        <draw:frame draw:style-name="gr24" draw:text-style-name="P14" draw:layer="layout" svg:width="5.609cm" svg:height="0.624cm" draw:transform="rotate (-1.56311687808612) translate (23.448cm 16.798cm)">
          <draw:text-box>
            <text:p text:style-name="P13"><text:span text:style-name="T2">MNI to highres field (warp) file.</text:span></text:p>
          </draw:text-box>
        </draw:frame>
        <draw:frame draw:style-name="gr22" draw:text-style-name="P6" draw:layer="layout" svg:width="2.878cm" svg:height="0.624cm" svg:x="16.172cm" svg:y="26.567cm">
          <draw:text-box>
            <text:p text:style-name="P5"><text:span text:style-name="T2">Apply warp</text:span></text:p>
          </draw:text-box>
        </draw:frame>
        <draw:frame draw:style-name="gr25" draw:text-style-name="P6" draw:layer="layout" svg:width="3.275cm" svg:height="0.997cm" svg:x="12.854cm" svg:y="31.655cm">
          <draw:text-box>
            <text:p text:style-name="P5"><text:span text:style-name="T2">Linear registration</text:span></text:p>
          </draw:text-box>
        </draw:frame>
        <draw:frame draw:style-name="gr22" draw:text-style-name="P6" draw:layer="layout" svg:width="2.704cm" svg:height="0.624cm" svg:x="9.09cm" svg:y="16.51cm">
          <draw:text-box>
            <text:p text:style-name="P5"><text:span text:style-name="T2">Functional </text:span></text:p>
          </draw:text-box>
        </draw:frame>
        <draw:connector draw:style-name="gr26" draw:text-style-name="P15" draw:layer="layout" draw:line-skew="1.152cm 7.048cm" svg:x1="21.461cm" svg:y1="10.541cm" svg:x2="12.69cm" svg:y2="28.093cm" draw:start-shape="id25" draw:start-glue-point="1" draw:end-shape="id30" draw:end-glue-point="0" svg:d="M21461 10541h1652v16650h-10423v902" svg:viewBox="0 0 10424 17553">
          <text:p/>
        </draw:connector>
        <draw:connector draw:style-name="gr27" draw:text-style-name="P15" draw:layer="layout" draw:type="line" svg:x1="12.895cm" svg:y1="6.096cm" svg:x2="17.334cm" svg:y2="8.891cm" draw:start-shape="id22" draw:start-glue-point="2" draw:end-shape="id25" draw:end-glue-point="0" svg:d="M12895 6096l4439 2795" svg:viewBox="0 0 4440 2796">
          <text:p/>
        </draw:connector>
        <draw:frame draw:style-name="gr16" xml:id="id30" draw:id="id30" draw:layer="layout" svg:width="8.509cm" svg:height="3.403cm" svg:x="8.436cm" svg:y="28.093cm">
          <draw:image xlink:href="Pictures/10000201000002D00000012016C1491DC1DC6C5B.png" xlink:type="simple" xlink:show="embed" xlink:actuate="onLoad">
            <text:p/>
          </draw:image>
        </draw:frame>
        <draw:frame draw:style-name="gr5" draw:text-style-name="P4" draw:layer="layout" svg:width="12.487cm" svg:height="1.187cm" svg:x="6.458cm" svg:y="0.619cm">
          <draw:text-box>
            <text:p text:style-name="P3"><text:span text:style-name="T1">PyPrep – Automated preprocessing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9.187cm" svg:x="1.27cm" svg:y="0.556cm" presentation:class="title" presentation:placeholder="true">
          <draw:text-box/>
        </draw:frame>
        <draw:frame presentation:style-name="pr2" draw:layer="layout" svg:width="22.86cm" svg:height="24.201cm" svg:x="1.27cm" svg:y="9.76cm" presentation:class="outline" presentation:placeholder="true">
          <draw:text-box/>
        </draw:frame>
        <draw:custom-shape draw:style-name="gr1" draw:text-style-name="P1" draw:layer="layout" svg:width="25.4cm" svg:height="41.73cm" svg:x="-0.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2.895cm" svg:y1="6.096cm" svg:x2="8.041cm" svg:y2="7.299cm" draw:start-shape="id33" draw:start-glue-point="2" draw:end-shape="id34" draw:end-glue-point="0" svg:d="M12895 6096l-4854 1203" svg:viewBox="0 0 4855 1204">
          <text:p/>
        </draw:connector>
        <draw:frame draw:style-name="gr3" xml:id="id34" draw:id="id34" draw:layer="layout" svg:width="6.476cm" svg:height="3.302cm" svg:x="4.803cm" svg:y="7.299cm">
          <draw:image xlink:href="Pictures/10000201000002D0000001208AF113D5C36A84C3.png" xlink:type="simple" xlink:show="embed" xlink:actuate="onLoad">
            <text:p/>
          </draw:image>
        </draw:frame>
        <draw:connector draw:style-name="gr4" draw:text-style-name="P2" draw:layer="layout" draw:type="line" svg:x1="8.041cm" svg:y1="10.601cm" svg:x2="8.041cm" svg:y2="11.998cm" draw:start-shape="id34" draw:start-glue-point="2" draw:end-shape="id35" draw:end-glue-point="0" svg:d="M8041 10601v1397" svg:viewBox="0 0 1 1398">
          <text:p/>
        </draw:connector>
        <draw:frame draw:style-name="gr6" draw:text-style-name="P6" draw:layer="layout" svg:width="1.928cm" svg:height="0.625cm" svg:x="7.978cm" svg:y="10.982cm">
          <draw:text-box>
            <text:p text:style-name="P5"><text:span text:style-name="T2">TopUp</text:span></text:p>
          </draw:text-box>
        </draw:frame>
        <draw:frame draw:style-name="gr7" draw:text-style-name="P6" draw:layer="layout" svg:width="2.247cm" svg:height="0.72cm" draw:transform="rotate (-0.570722665402146) translate (14.368cm 6.1cm)">
          <draw:text-box>
            <text:p text:style-name="P5"><text:span text:style-name="T2">fsl_anat</text:span></text:p>
          </draw:text-box>
        </draw:frame>
        <draw:frame draw:style-name="gr6" draw:text-style-name="P8" draw:layer="layout" svg:width="1.476cm" svg:height="0.625cm" svg:x="5.692cm" svg:y="14.665cm">
          <draw:text-box>
            <text:p text:style-name="P7"><text:span text:style-name="T3">FEAT</text:span></text:p>
          </draw:text-box>
        </draw:frame>
        <draw:frame draw:style-name="gr8" draw:text-style-name="P8" draw:layer="layout" svg:width="2.656cm" svg:height="0.624cm" svg:x="8.116cm" svg:y="14.676cm">
          <draw:text-box>
            <text:p text:style-name="P7"><text:span text:style-name="T3">Functional</text:span></text:p>
          </draw:text-box>
        </draw:frame>
        <draw:custom-shape draw:style-name="gr9" draw:text-style-name="P9" draw:layer="layout" svg:width="2.54cm" svg:height="23.579cm" svg:x="2.168cm" svg:y="3.3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4.278cm" svg:height="0.992cm" draw:transform="rotate (1.57428698529889) translate (1.144cm 17.273cm)">
          <draw:text-box>
            <text:p text:style-name="P10"><text:span text:style-name="T4">Preprocessing</text:span></text:p>
          </draw:text-box>
        </draw:frame>
        <draw:custom-shape draw:style-name="gr11" draw:text-style-name="P9" draw:layer="layout" svg:width="2.54cm" svg:height="11.049cm" svg:x="2.188cm" svg:y="2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4.278cm" svg:height="0.992cm" draw:transform="rotate (1.57428698529889) translate (1.217cm 34.514cm)">
          <draw:text-box>
            <text:p text:style-name="P10"><text:span text:style-name="T4">SubjectsAtlas</text:span></text:p>
          </draw:text-box>
        </draw:frame>
        <draw:g xml:id="id33" draw:id="id33">
          <draw:frame draw:style-name="gr12" draw:text-style-name="P2" draw:layer="layout" svg:width="2.285cm" svg:height="3.302cm" svg:x="9.668cm" svg:y="2.794cm">
            <draw:image xlink:href="Pictures/10000201000002D000000120D16740A60FA3CE55.png" xlink:type="simple" xlink:show="embed" xlink:actuate="onLoad">
              <text:p/>
            </draw:image>
          </draw:frame>
          <draw:frame draw:style-name="gr13" draw:text-style-name="P2" draw:layer="layout" svg:width="2.285cm" svg:height="3.302cm" svg:x="11.853cm" svg:y="2.794cm">
            <draw:image xlink:href="Pictures/10000201000002D00000012016C1491DC1DC6C5B.png" xlink:type="simple" xlink:show="embed" xlink:actuate="onLoad">
              <text:p/>
            </draw:image>
          </draw:frame>
          <draw:frame draw:style-name="gr14" draw:layer="layout" svg:width="2.285cm" svg:height="3.302cm" svg:x="13.838cm" svg:y="2.794cm">
            <draw:image xlink:href="Pictures/10000201000002D00000012058C94D9F07B929DF.png" xlink:type="simple" xlink:show="embed" xlink:actuate="onLoad">
              <text:p/>
            </draw:image>
          </draw:frame>
        </draw:g>
        <draw:frame draw:style-name="gr15" xml:id="id35" draw:id="id35" draw:layer="layout" svg:width="8.256cm" svg:height="3.302cm" svg:x="3.913cm" svg:y="11.998cm">
          <draw:image xlink:href="Pictures/10000201000002D0000001200C4EEB3BE353870F.png" xlink:type="simple" xlink:show="embed" xlink:actuate="onLoad">
            <text:p/>
          </draw:image>
        </draw:frame>
        <draw:frame draw:style-name="gr16" xml:id="id36" draw:id="id36" draw:layer="layout" svg:width="8.253cm" svg:height="3.301cm" svg:x="13.208cm" svg:y="8.891cm">
          <draw:image xlink:href="Pictures/10000201000002D0000001203A28C6BCECF9330E.png" xlink:type="simple" xlink:show="embed" xlink:actuate="onLoad">
            <text:p/>
          </draw:image>
        </draw:frame>
        <draw:frame draw:style-name="gr16" xml:id="id37" draw:id="id37" draw:layer="layout" svg:width="8.253cm" svg:height="3.301cm" svg:x="3.916cm" svg:y="17.994cm">
          <draw:image xlink:href="Pictures/10000201000002D000000120AE9430DE5195B116.png" xlink:type="simple" xlink:show="embed" xlink:actuate="onLoad">
            <text:p/>
          </draw:image>
        </draw:frame>
        <draw:connector draw:style-name="gr17" draw:text-style-name="P12" xml:id="id38" draw:id="id38" draw:layer="layout" svg:x1="8.041cm" svg:y1="15.3cm" svg:x2="17.334cm" svg:y2="12.192cm" draw:start-shape="id35" draw:start-glue-point="2" draw:end-shape="id36" draw:end-glue-point="2" svg:d="M8041 15300v500h9293v-3608" svg:viewBox="0 0 9294 3609">
          <text:p/>
        </draw:connector>
        <draw:connector draw:style-name="gr18" draw:text-style-name="P12" draw:layer="layout" draw:line-skew="0.349cm" svg:x1="8.042cm" svg:y1="17.994cm" svg:x2="12.687cm" svg:y2="15.8cm" draw:start-shape="id37" draw:start-glue-point="0" draw:end-shape="id38" draw:end-glue-point="0" svg:d="M8042 17994v-722h4645v-1472" svg:viewBox="0 0 4646 2195">
          <text:p/>
        </draw:connector>
        <draw:frame draw:style-name="gr16" xml:id="id39" draw:id="id39" draw:layer="layout" svg:width="8.254cm" svg:height="3.302cm" svg:x="13.243cm" svg:y="17.994cm">
          <draw:image xlink:href="Pictures/10000201000002D000000120BC1F4EB319F69B58.png" xlink:type="simple" xlink:show="embed" xlink:actuate="onLoad">
            <text:p/>
          </draw:image>
        </draw:frame>
        <draw:connector draw:style-name="gr19" draw:text-style-name="P12" draw:layer="layout" draw:line-skew="0.349cm" svg:x1="12.687cm" svg:y1="15.8cm" svg:x2="17.37cm" svg:y2="17.994cm" draw:start-shape="id38" draw:start-glue-point="0" draw:end-shape="id39" draw:end-glue-point="0" svg:d="M12687 15800v1472h4683v722" svg:viewBox="0 0 4684 2195">
          <text:p/>
        </draw:connector>
        <draw:frame draw:style-name="gr16" xml:id="id40" draw:id="id40" draw:layer="layout" svg:width="8.255cm" svg:height="3.302cm" svg:x="13.242cm" svg:y="23.066cm">
          <draw:image xlink:href="Pictures/10000201000002D000000120B7C932CBDD14788B.png" xlink:type="simple" xlink:show="embed" xlink:actuate="onLoad">
            <text:p/>
          </draw:image>
        </draw:frame>
        <draw:connector draw:style-name="gr19" draw:text-style-name="P12" draw:layer="layout" svg:x1="17.37cm" svg:y1="21.296cm" svg:x2="17.369cm" svg:y2="23.066cm" draw:end-shape="id40" draw:end-glue-point="0" svg:d="M17370 21296v635h-1v1135" svg:viewBox="0 0 2 1771">
          <text:p/>
        </draw:connector>
        <draw:connector draw:style-name="gr20" draw:text-style-name="P12" draw:layer="layout" draw:line-skew="0cm 4.469cm" svg:x1="21.461cm" svg:y1="10.541cm" svg:x2="17.369cm" svg:y2="23.066cm" draw:start-shape="id36" draw:start-glue-point="1" draw:end-shape="id40" draw:end-glue-point="0" svg:d="M21461 10541h500v11557h-4592v968" svg:viewBox="0 0 4593 12526">
          <text:p/>
        </draw:connector>
        <draw:frame draw:style-name="gr16" xml:id="id42" draw:id="id42" draw:layer="layout" svg:width="8.252cm" svg:height="3.301cm" svg:x="12.88cm" svg:y="34.077cm">
          <draw:image xlink:href="Pictures/10000201000002D000000120C34956793547010A.png" xlink:type="simple" xlink:show="embed" xlink:actuate="onLoad">
            <text:p/>
          </draw:image>
        </draw:frame>
        <draw:connector draw:style-name="gr21" draw:text-style-name="P12" draw:layer="layout" draw:line-skew="0.233cm" svg:x1="12.69cm" svg:y1="31.496cm" svg:x2="17.006cm" svg:y2="34.077cm" draw:start-shape="id41" draw:start-glue-point="2" draw:end-shape="id42" draw:end-glue-point="0" svg:d="M12690 31496v1524h4316v1057" svg:viewBox="0 0 4317 2582">
          <text:p/>
        </draw:connector>
        <draw:frame draw:style-name="gr16" xml:id="id43" draw:id="id43" draw:layer="layout" svg:width="8.252cm" svg:height="3.301cm" svg:x="4.687cm" svg:y="34.071cm">
          <draw:image xlink:href="Pictures/10000201000002D000000120F77B446FDB688850.png" xlink:type="simple" xlink:show="embed" xlink:actuate="onLoad">
            <text:p/>
          </draw:image>
        </draw:frame>
        <draw:connector draw:style-name="gr21" draw:text-style-name="P12" draw:layer="layout" draw:line-skew="0.236cm" svg:x1="12.69cm" svg:y1="31.496cm" svg:x2="8.813cm" svg:y2="34.071cm" draw:start-shape="id41" draw:start-glue-point="2" draw:end-shape="id43" draw:end-glue-point="0" svg:d="M12690 31496v1524h-3877v1051" svg:viewBox="0 0 3878 2576">
          <text:p/>
        </draw:connector>
        <draw:frame draw:style-name="gr22" draw:text-style-name="P6" draw:layer="layout" svg:width="2.436cm" svg:height="0.624cm" svg:x="13.658cm" svg:y="16.51cm">
          <draw:text-box>
            <text:p text:style-name="P5"><text:span text:style-name="T2">Diffusion </text:span></text:p>
          </draw:text-box>
        </draw:frame>
        <draw:frame draw:style-name="gr23" draw:text-style-name="P14" draw:layer="layout" svg:width="5.083cm" svg:height="0.624cm" svg:x="17.206cm" svg:y="21.75cm">
          <draw:text-box>
            <text:p text:style-name="P13"><text:span text:style-name="T2">5TT gen </text:span></text:p>
            <text:p text:style-name="P13"><text:span text:style-name="T2">(WM mask) </text:span></text:p>
          </draw:text-box>
        </draw:frame>
        <draw:frame draw:style-name="gr24" draw:text-style-name="P14" draw:layer="layout" svg:width="5.609cm" svg:height="0.624cm" draw:transform="rotate (-1.56311687808612) translate (23.448cm 16.798cm)">
          <draw:text-box>
            <text:p text:style-name="P13"><text:span text:style-name="T2">MNI to highres field (warp) file.</text:span></text:p>
          </draw:text-box>
        </draw:frame>
        <draw:frame draw:style-name="gr22" draw:text-style-name="P6" draw:layer="layout" svg:width="2.878cm" svg:height="0.624cm" svg:x="16.172cm" svg:y="26.567cm">
          <draw:text-box>
            <text:p text:style-name="P5"><text:span text:style-name="T2">Apply warp</text:span></text:p>
          </draw:text-box>
        </draw:frame>
        <draw:frame draw:style-name="gr25" draw:text-style-name="P6" draw:layer="layout" svg:width="3.275cm" svg:height="0.997cm" svg:x="12.854cm" svg:y="31.655cm">
          <draw:text-box>
            <text:p text:style-name="P5"><text:span text:style-name="T2">Linear registration</text:span></text:p>
          </draw:text-box>
        </draw:frame>
        <draw:frame draw:style-name="gr22" draw:text-style-name="P6" draw:layer="layout" svg:width="2.704cm" svg:height="0.624cm" svg:x="9.09cm" svg:y="16.51cm">
          <draw:text-box>
            <text:p text:style-name="P5"><text:span text:style-name="T2">Functional </text:span></text:p>
          </draw:text-box>
        </draw:frame>
        <draw:connector draw:style-name="gr26" draw:text-style-name="P15" draw:layer="layout" draw:line-skew="1.153cm 7.048cm" svg:x1="21.461cm" svg:y1="10.541cm" svg:x2="12.69cm" svg:y2="28.093cm" draw:start-shape="id36" draw:start-glue-point="1" draw:end-shape="id41" draw:end-glue-point="0" svg:d="M21461 10541h1653v16650h-10424v902" svg:viewBox="0 0 10425 17553">
          <text:p/>
        </draw:connector>
        <draw:connector draw:style-name="gr27" draw:text-style-name="P15" draw:layer="layout" draw:type="line" svg:x1="12.895cm" svg:y1="6.096cm" svg:x2="17.334cm" svg:y2="8.891cm" draw:start-shape="id33" draw:start-glue-point="2" draw:end-shape="id36" draw:end-glue-point="0" svg:d="M12895 6096l4439 2795" svg:viewBox="0 0 4440 2796">
          <text:p/>
        </draw:connector>
        <draw:frame draw:style-name="gr16" xml:id="id41" draw:id="id41" draw:layer="layout" svg:width="8.509cm" svg:height="3.403cm" svg:x="8.436cm" svg:y="28.093cm">
          <draw:image xlink:href="Pictures/10000201000002D000000120A8373E0627E636CA.png" xlink:type="simple" xlink:show="embed" xlink:actuate="onLoad">
            <text:p/>
          </draw:image>
        </draw:frame>
        <draw:frame draw:style-name="gr5" draw:text-style-name="P4" draw:layer="layout" svg:width="12.487cm" svg:height="1.187cm" svg:x="6.458cm" svg:y="0.619cm">
          <draw:text-box>
            <text:p text:style-name="P3"><text:span text:style-name="T1">PyPrep – Automated preprocessing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9.187cm" svg:x="1.27cm" svg:y="0.556cm" presentation:class="title" presentation:placeholder="true">
          <draw:text-box/>
        </draw:frame>
        <draw:frame presentation:style-name="pr2" draw:layer="layout" svg:width="22.86cm" svg:height="24.201cm" svg:x="1.27cm" svg:y="9.76cm" presentation:class="outline" presentation:placeholder="true">
          <draw:text-box/>
        </draw:frame>
        <draw:custom-shape draw:style-name="gr1" draw:text-style-name="P1" draw:layer="layout" svg:width="25.4cm" svg:height="41.73cm" svg:x="-0.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2.895cm" svg:y1="6.096cm" svg:x2="8.041cm" svg:y2="7.299cm" draw:start-shape="id44" draw:start-glue-point="2" draw:end-shape="id45" draw:end-glue-point="0" svg:d="M12895 6096l-4854 1203" svg:viewBox="0 0 4855 1204">
          <text:p/>
        </draw:connector>
        <draw:frame draw:style-name="gr3" xml:id="id45" draw:id="id45" draw:layer="layout" svg:width="6.476cm" svg:height="3.302cm" svg:x="4.803cm" svg:y="7.299cm">
          <draw:image xlink:href="Pictures/10000201000002D0000001208AF113D5C36A84C3.png" xlink:type="simple" xlink:show="embed" xlink:actuate="onLoad">
            <text:p/>
          </draw:image>
        </draw:frame>
        <draw:connector draw:style-name="gr4" draw:text-style-name="P2" draw:layer="layout" draw:type="line" svg:x1="8.041cm" svg:y1="10.601cm" svg:x2="8.041cm" svg:y2="11.998cm" draw:start-shape="id45" draw:start-glue-point="2" draw:end-shape="id46" draw:end-glue-point="0" svg:d="M8041 10601v1397" svg:viewBox="0 0 1 1398">
          <text:p/>
        </draw:connector>
        <draw:frame draw:style-name="gr6" draw:text-style-name="P6" draw:layer="layout" svg:width="1.928cm" svg:height="0.625cm" svg:x="7.978cm" svg:y="10.982cm">
          <draw:text-box>
            <text:p text:style-name="P5"><text:span text:style-name="T2">TopUp</text:span></text:p>
          </draw:text-box>
        </draw:frame>
        <draw:frame draw:style-name="gr7" draw:text-style-name="P6" draw:layer="layout" svg:width="2.247cm" svg:height="0.72cm" draw:transform="rotate (-0.570722665402146) translate (14.368cm 6.1cm)">
          <draw:text-box>
            <text:p text:style-name="P5"><text:span text:style-name="T2">fsl_anat</text:span></text:p>
          </draw:text-box>
        </draw:frame>
        <draw:frame draw:style-name="gr6" draw:text-style-name="P8" draw:layer="layout" svg:width="1.476cm" svg:height="0.625cm" svg:x="5.692cm" svg:y="14.665cm">
          <draw:text-box>
            <text:p text:style-name="P7"><text:span text:style-name="T3">FEAT</text:span></text:p>
          </draw:text-box>
        </draw:frame>
        <draw:frame draw:style-name="gr8" draw:text-style-name="P8" draw:layer="layout" svg:width="2.656cm" svg:height="0.624cm" svg:x="8.116cm" svg:y="14.676cm">
          <draw:text-box>
            <text:p text:style-name="P7"><text:span text:style-name="T3">Functional</text:span></text:p>
          </draw:text-box>
        </draw:frame>
        <draw:custom-shape draw:style-name="gr9" draw:text-style-name="P9" draw:layer="layout" svg:width="2.54cm" svg:height="23.579cm" svg:x="2.168cm" svg:y="3.3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4.278cm" svg:height="0.992cm" draw:transform="rotate (1.57428698529889) translate (1.144cm 17.273cm)">
          <draw:text-box>
            <text:p text:style-name="P10"><text:span text:style-name="T4">Preprocessing</text:span></text:p>
          </draw:text-box>
        </draw:frame>
        <draw:custom-shape draw:style-name="gr11" draw:text-style-name="P9" draw:layer="layout" svg:width="2.54cm" svg:height="11.049cm" svg:x="2.188cm" svg:y="2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4.278cm" svg:height="0.992cm" draw:transform="rotate (1.57428698529889) translate (1.217cm 34.514cm)">
          <draw:text-box>
            <text:p text:style-name="P10"><text:span text:style-name="T4">SubjectsAtlas</text:span></text:p>
          </draw:text-box>
        </draw:frame>
        <draw:g xml:id="id44" draw:id="id44">
          <draw:frame draw:style-name="gr12" draw:text-style-name="P2" draw:layer="layout" svg:width="2.285cm" svg:height="3.302cm" svg:x="9.668cm" svg:y="2.794cm">
            <draw:image xlink:href="Pictures/10000201000002D000000120D16740A60FA3CE55.png" xlink:type="simple" xlink:show="embed" xlink:actuate="onLoad">
              <text:p/>
            </draw:image>
          </draw:frame>
          <draw:frame draw:style-name="gr13" draw:text-style-name="P2" draw:layer="layout" svg:width="2.285cm" svg:height="3.302cm" svg:x="11.853cm" svg:y="2.794cm">
            <draw:image xlink:href="Pictures/10000201000002D00000012016C1491DC1DC6C5B.png" xlink:type="simple" xlink:show="embed" xlink:actuate="onLoad">
              <text:p/>
            </draw:image>
          </draw:frame>
          <draw:frame draw:style-name="gr14" draw:layer="layout" svg:width="2.285cm" svg:height="3.302cm" svg:x="13.838cm" svg:y="2.794cm">
            <draw:image xlink:href="Pictures/10000201000002D00000012058C94D9F07B929DF.png" xlink:type="simple" xlink:show="embed" xlink:actuate="onLoad">
              <text:p/>
            </draw:image>
          </draw:frame>
        </draw:g>
        <draw:frame draw:style-name="gr15" xml:id="id46" draw:id="id46" draw:layer="layout" svg:width="8.256cm" svg:height="3.302cm" svg:x="3.913cm" svg:y="11.998cm">
          <draw:image xlink:href="Pictures/10000201000002D0000001200C4EEB3BE353870F.png" xlink:type="simple" xlink:show="embed" xlink:actuate="onLoad">
            <text:p/>
          </draw:image>
        </draw:frame>
        <draw:frame draw:style-name="gr16" xml:id="id47" draw:id="id47" draw:layer="layout" svg:width="8.253cm" svg:height="3.301cm" svg:x="13.208cm" svg:y="8.891cm">
          <draw:image xlink:href="Pictures/10000201000002D0000001203A28C6BCECF9330E.png" xlink:type="simple" xlink:show="embed" xlink:actuate="onLoad">
            <text:p/>
          </draw:image>
        </draw:frame>
        <draw:frame draw:style-name="gr16" xml:id="id48" draw:id="id48" draw:layer="layout" svg:width="8.253cm" svg:height="3.301cm" svg:x="3.916cm" svg:y="17.994cm">
          <draw:image xlink:href="Pictures/10000201000002D000000120AE9430DE5195B116.png" xlink:type="simple" xlink:show="embed" xlink:actuate="onLoad">
            <text:p/>
          </draw:image>
        </draw:frame>
        <draw:connector draw:style-name="gr17" draw:text-style-name="P12" xml:id="id49" draw:id="id49" draw:layer="layout" svg:x1="8.041cm" svg:y1="15.3cm" svg:x2="17.334cm" svg:y2="12.192cm" draw:start-shape="id46" draw:start-glue-point="2" draw:end-shape="id47" draw:end-glue-point="2" svg:d="M8041 15300v500h9293v-3608" svg:viewBox="0 0 9294 3609">
          <text:p/>
        </draw:connector>
        <draw:connector draw:style-name="gr18" draw:text-style-name="P12" draw:layer="layout" draw:line-skew="0.349cm" svg:x1="8.042cm" svg:y1="17.994cm" svg:x2="12.687cm" svg:y2="15.8cm" draw:start-shape="id48" draw:start-glue-point="0" draw:end-shape="id49" draw:end-glue-point="0" svg:d="M8042 17994v-722h4645v-1472" svg:viewBox="0 0 4646 2195">
          <text:p/>
        </draw:connector>
        <draw:frame draw:style-name="gr16" xml:id="id50" draw:id="id50" draw:layer="layout" svg:width="8.254cm" svg:height="3.302cm" svg:x="13.243cm" svg:y="17.994cm">
          <draw:image xlink:href="Pictures/10000201000002D000000120F1A9DCE426872A47.png" xlink:type="simple" xlink:show="embed" xlink:actuate="onLoad">
            <text:p/>
          </draw:image>
        </draw:frame>
        <draw:connector draw:style-name="gr19" draw:text-style-name="P12" draw:layer="layout" draw:line-skew="0.349cm" svg:x1="12.687cm" svg:y1="15.8cm" svg:x2="17.37cm" svg:y2="17.994cm" draw:start-shape="id49" draw:start-glue-point="0" draw:end-shape="id50" draw:end-glue-point="0" svg:d="M12687 15800v1472h4683v722" svg:viewBox="0 0 4684 2195">
          <text:p/>
        </draw:connector>
        <draw:frame draw:style-name="gr16" xml:id="id51" draw:id="id51" draw:layer="layout" svg:width="8.255cm" svg:height="3.302cm" svg:x="13.242cm" svg:y="23.066cm">
          <draw:image xlink:href="Pictures/10000201000002D000000120B7C932CBDD14788B.png" xlink:type="simple" xlink:show="embed" xlink:actuate="onLoad">
            <text:p/>
          </draw:image>
        </draw:frame>
        <draw:connector draw:style-name="gr19" draw:text-style-name="P12" draw:layer="layout" svg:x1="17.37cm" svg:y1="21.296cm" svg:x2="17.369cm" svg:y2="23.066cm" draw:end-shape="id51" draw:end-glue-point="0" svg:d="M17370 21296v635h-1v1135" svg:viewBox="0 0 2 1771">
          <text:p/>
        </draw:connector>
        <draw:connector draw:style-name="gr20" draw:text-style-name="P12" draw:layer="layout" draw:line-skew="0cm 4.469cm" svg:x1="21.461cm" svg:y1="10.541cm" svg:x2="17.369cm" svg:y2="23.066cm" draw:start-shape="id47" draw:start-glue-point="1" draw:end-shape="id51" draw:end-glue-point="0" svg:d="M21461 10541h500v11557h-4592v968" svg:viewBox="0 0 4593 12526">
          <text:p/>
        </draw:connector>
        <draw:frame draw:style-name="gr16" xml:id="id53" draw:id="id53" draw:layer="layout" svg:width="8.252cm" svg:height="3.301cm" svg:x="12.88cm" svg:y="34.077cm">
          <draw:image xlink:href="Pictures/10000201000002D000000120A64677BB886BA4CE.png" xlink:type="simple" xlink:show="embed" xlink:actuate="onLoad">
            <text:p/>
          </draw:image>
        </draw:frame>
        <draw:connector draw:style-name="gr21" draw:text-style-name="P12" draw:layer="layout" draw:line-skew="0.233cm" svg:x1="12.69cm" svg:y1="31.496cm" svg:x2="17.006cm" svg:y2="34.077cm" draw:start-shape="id52" draw:end-shape="id53" draw:end-glue-point="0" svg:d="M12690 31496v1524h4316v1057" svg:viewBox="0 0 4317 2582">
          <text:p/>
        </draw:connector>
        <draw:frame draw:style-name="gr16" xml:id="id54" draw:id="id54" draw:layer="layout" svg:width="8.252cm" svg:height="3.301cm" svg:x="4.687cm" svg:y="34.071cm">
          <draw:image xlink:href="Pictures/10000201000002D000000120AE9430DE5195B116.png" xlink:type="simple" xlink:show="embed" xlink:actuate="onLoad">
            <text:p/>
          </draw:image>
        </draw:frame>
        <draw:connector draw:style-name="gr21" draw:text-style-name="P12" draw:layer="layout" draw:line-skew="0.236cm" svg:x1="12.69cm" svg:y1="31.496cm" svg:x2="8.813cm" svg:y2="34.071cm" draw:start-shape="id52" draw:start-glue-point="2" draw:end-shape="id54" draw:end-glue-point="0" svg:d="M12690 31496v1524h-3877v1051" svg:viewBox="0 0 3878 2576">
          <text:p/>
        </draw:connector>
        <draw:frame draw:style-name="gr22" draw:text-style-name="P6" draw:layer="layout" svg:width="2.436cm" svg:height="0.624cm" svg:x="13.658cm" svg:y="16.51cm">
          <draw:text-box>
            <text:p text:style-name="P5"><text:span text:style-name="T2">Diffusion </text:span></text:p>
          </draw:text-box>
        </draw:frame>
        <draw:frame draw:style-name="gr23" draw:text-style-name="P14" draw:layer="layout" svg:width="5.083cm" svg:height="0.624cm" svg:x="17.206cm" svg:y="21.75cm">
          <draw:text-box>
            <text:p text:style-name="P13"><text:span text:style-name="T2">5TT gen </text:span></text:p>
            <text:p text:style-name="P13"><text:span text:style-name="T2">(WM mask) </text:span></text:p>
          </draw:text-box>
        </draw:frame>
        <draw:frame draw:style-name="gr24" draw:text-style-name="P14" draw:layer="layout" svg:width="5.609cm" svg:height="0.624cm" draw:transform="rotate (-1.56311687808612) translate (23.448cm 16.798cm)">
          <draw:text-box>
            <text:p text:style-name="P13"><text:span text:style-name="T2">MNI to highres field (warp) file.</text:span></text:p>
          </draw:text-box>
        </draw:frame>
        <draw:frame draw:style-name="gr22" draw:text-style-name="P6" draw:layer="layout" svg:width="2.878cm" svg:height="0.624cm" svg:x="16.172cm" svg:y="26.567cm">
          <draw:text-box>
            <text:p text:style-name="P5"><text:span text:style-name="T2">Apply warp</text:span></text:p>
          </draw:text-box>
        </draw:frame>
        <draw:frame draw:style-name="gr25" draw:text-style-name="P6" draw:layer="layout" svg:width="3.275cm" svg:height="0.997cm" svg:x="12.854cm" svg:y="31.655cm">
          <draw:text-box>
            <text:p text:style-name="P5"><text:span text:style-name="T2">Linear registration</text:span></text:p>
          </draw:text-box>
        </draw:frame>
        <draw:frame draw:style-name="gr22" draw:text-style-name="P6" draw:layer="layout" svg:width="2.704cm" svg:height="0.624cm" svg:x="9.09cm" svg:y="16.51cm">
          <draw:text-box>
            <text:p text:style-name="P5"><text:span text:style-name="T2">Functional </text:span></text:p>
          </draw:text-box>
        </draw:frame>
        <draw:connector draw:style-name="gr26" draw:text-style-name="P15" draw:layer="layout" draw:line-skew="1.152cm 7.048cm" svg:x1="21.461cm" svg:y1="10.541cm" svg:x2="12.69cm" svg:y2="28.093cm" draw:start-shape="id47" draw:start-glue-point="1" draw:end-shape="id52" draw:end-glue-point="0" svg:d="M21461 10541h1652v16650h-10423v902" svg:viewBox="0 0 10424 17553">
          <text:p/>
        </draw:connector>
        <draw:connector draw:style-name="gr27" draw:text-style-name="P15" draw:layer="layout" draw:type="line" svg:x1="12.895cm" svg:y1="6.096cm" svg:x2="17.334cm" svg:y2="8.891cm" draw:start-shape="id44" draw:start-glue-point="2" draw:end-shape="id47" draw:end-glue-point="0" svg:d="M12895 6096l4439 2795" svg:viewBox="0 0 4440 2796">
          <text:p/>
        </draw:connector>
        <draw:frame draw:style-name="gr16" xml:id="id52" draw:id="id52" draw:layer="layout" svg:width="8.509cm" svg:height="3.403cm" svg:x="8.436cm" svg:y="28.093cm">
          <draw:image xlink:href="Pictures/10000201000002D00000012016C1491DC1DC6C5B.png" xlink:type="simple" xlink:show="embed" xlink:actuate="onLoad">
            <text:p/>
          </draw:image>
        </draw:frame>
        <draw:frame draw:style-name="gr5" draw:text-style-name="P4" draw:layer="layout" svg:width="12.487cm" svg:height="1.187cm" svg:x="6.458cm" svg:y="0.619cm">
          <draw:text-box>
            <text:p text:style-name="P3"><text:span text:style-name="T1">PyPrep – Automated preprocessing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2.86cm" svg:height="9.187cm" svg:x="1.27cm" svg:y="0.556cm" presentation:class="title" presentation:placeholder="true">
          <draw:text-box/>
        </draw:frame>
        <draw:frame presentation:style-name="pr2" draw:layer="layout" svg:width="22.86cm" svg:height="24.201cm" svg:x="1.27cm" svg:y="9.76cm" presentation:class="outline" presentation:placeholder="true">
          <draw:text-box/>
        </draw:frame>
        <draw:custom-shape draw:style-name="gr1" draw:text-style-name="P1" draw:layer="layout" svg:width="25.4cm" svg:height="41.73cm" svg:x="-0.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2.895cm" svg:y1="6.096cm" svg:x2="8.041cm" svg:y2="7.299cm" draw:start-shape="id55" draw:start-glue-point="2" draw:end-shape="id56" draw:end-glue-point="0" svg:d="M12895 6096l-4854 1203" svg:viewBox="0 0 4855 1204">
          <text:p/>
        </draw:connector>
        <draw:frame draw:style-name="gr3" xml:id="id56" draw:id="id56" draw:layer="layout" svg:width="6.476cm" svg:height="3.302cm" svg:x="4.803cm" svg:y="7.299cm">
          <draw:image xlink:href="Pictures/10000201000002D0000001208AF113D5C36A84C3.png" xlink:type="simple" xlink:show="embed" xlink:actuate="onLoad">
            <text:p/>
          </draw:image>
        </draw:frame>
        <draw:connector draw:style-name="gr4" draw:text-style-name="P2" draw:layer="layout" draw:type="line" svg:x1="8.041cm" svg:y1="10.601cm" svg:x2="8.041cm" svg:y2="11.998cm" draw:start-shape="id56" draw:start-glue-point="2" draw:end-shape="id57" draw:end-glue-point="0" svg:d="M8041 10601v1397" svg:viewBox="0 0 1 1398">
          <text:p/>
        </draw:connector>
        <draw:frame draw:style-name="gr6" draw:text-style-name="P6" draw:layer="layout" svg:width="1.928cm" svg:height="0.625cm" svg:x="7.978cm" svg:y="10.982cm">
          <draw:text-box>
            <text:p text:style-name="P5"><text:span text:style-name="T2">TopUp</text:span></text:p>
          </draw:text-box>
        </draw:frame>
        <draw:frame draw:style-name="gr7" draw:text-style-name="P6" draw:layer="layout" svg:width="2.247cm" svg:height="0.72cm" draw:transform="rotate (-0.570722665402146) translate (14.368cm 6.1cm)">
          <draw:text-box>
            <text:p text:style-name="P5"><text:span text:style-name="T2">fsl_a</text:span><text:span text:style-name="T2">nat</text:span></text:p>
          </draw:text-box>
        </draw:frame>
        <draw:frame draw:style-name="gr6" draw:text-style-name="P8" draw:layer="layout" svg:width="1.476cm" svg:height="0.625cm" svg:x="5.692cm" svg:y="14.665cm">
          <draw:text-box>
            <text:p text:style-name="P7"><text:span text:style-name="T3">FEAT</text:span></text:p>
          </draw:text-box>
        </draw:frame>
        <draw:frame draw:style-name="gr8" draw:text-style-name="P8" draw:layer="layout" svg:width="2.656cm" svg:height="0.624cm" svg:x="8.116cm" svg:y="14.676cm">
          <draw:text-box>
            <text:p text:style-name="P7"><text:span text:style-name="T3">Functional</text:span></text:p>
          </draw:text-box>
        </draw:frame>
        <draw:custom-shape draw:style-name="gr9" draw:text-style-name="P9" draw:layer="layout" svg:width="2.54cm" svg:height="23.579cm" svg:x="2.168cm" svg:y="3.3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4.278cm" svg:height="0.992cm" draw:transform="rotate (1.57428698529889) translate (1.144cm 17.273cm)">
          <draw:text-box>
            <text:p text:style-name="P10"><text:span text:style-name="T4">Prepr</text:span><text:span text:style-name="T4">ocess</text:span><text:span text:style-name="T4">ing</text:span></text:p>
          </draw:text-box>
        </draw:frame>
        <draw:custom-shape draw:style-name="gr11" draw:text-style-name="P9" draw:layer="layout" svg:width="2.54cm" svg:height="11.049cm" svg:x="2.188cm" svg:y="26.98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1" draw:layer="layout" svg:width="4.278cm" svg:height="0.992cm" draw:transform="rotate (1.57428698529889) translate (1.217cm 34.514cm)">
          <draw:text-box>
            <text:p text:style-name="P10"><text:span text:style-name="T4">SubjectsAtlas</text:span></text:p>
          </draw:text-box>
        </draw:frame>
        <draw:g xml:id="id55" draw:id="id55">
          <draw:frame draw:style-name="gr12" draw:text-style-name="P2" draw:layer="layout" svg:width="2.285cm" svg:height="3.302cm" svg:x="9.668cm" svg:y="2.794cm">
            <draw:image xlink:href="Pictures/10000201000002D000000120D16740A60FA3CE55.png" xlink:type="simple" xlink:show="embed" xlink:actuate="onLoad">
              <text:p/>
            </draw:image>
          </draw:frame>
          <draw:frame draw:style-name="gr13" draw:text-style-name="P2" draw:layer="layout" svg:width="2.285cm" svg:height="3.302cm" svg:x="11.853cm" svg:y="2.794cm">
            <draw:image xlink:href="Pictures/10000201000002D00000012016C1491DC1DC6C5B.png" xlink:type="simple" xlink:show="embed" xlink:actuate="onLoad">
              <text:p/>
            </draw:image>
          </draw:frame>
          <draw:frame draw:style-name="gr14" draw:layer="layout" svg:width="2.285cm" svg:height="3.302cm" svg:x="13.838cm" svg:y="2.794cm">
            <draw:image xlink:href="Pictures/10000201000002D00000012058C94D9F07B929DF.png" xlink:type="simple" xlink:show="embed" xlink:actuate="onLoad">
              <text:p/>
            </draw:image>
          </draw:frame>
        </draw:g>
        <draw:frame draw:style-name="gr15" xml:id="id57" draw:id="id57" draw:layer="layout" svg:width="8.256cm" svg:height="3.302cm" svg:x="3.913cm" svg:y="11.998cm">
          <draw:image xlink:href="Pictures/10000201000002D0000001200C4EEB3BE353870F.png" xlink:type="simple" xlink:show="embed" xlink:actuate="onLoad">
            <text:p/>
          </draw:image>
        </draw:frame>
        <draw:frame draw:style-name="gr16" xml:id="id58" draw:id="id58" draw:layer="layout" svg:width="8.253cm" svg:height="3.301cm" svg:x="13.208cm" svg:y="8.891cm">
          <draw:image xlink:href="Pictures/10000201000002D0000001203A28C6BCECF9330E.png" xlink:type="simple" xlink:show="embed" xlink:actuate="onLoad">
            <text:p/>
          </draw:image>
        </draw:frame>
        <draw:frame draw:style-name="gr16" xml:id="id59" draw:id="id59" draw:layer="layout" svg:width="8.253cm" svg:height="3.301cm" svg:x="3.916cm" svg:y="17.994cm">
          <draw:image xlink:href="Pictures/10000201000002D000000120AE9430DE5195B116.png" xlink:type="simple" xlink:show="embed" xlink:actuate="onLoad">
            <text:p/>
          </draw:image>
        </draw:frame>
        <draw:connector draw:style-name="gr17" draw:text-style-name="P12" xml:id="id60" draw:id="id60" draw:layer="layout" svg:x1="8.041cm" svg:y1="15.3cm" svg:x2="17.334cm" svg:y2="12.192cm" draw:start-shape="id57" draw:start-glue-point="2" draw:end-shape="id58" draw:end-glue-point="2" svg:d="M8041 15300v500h9293v-3608" svg:viewBox="0 0 9294 3609">
          <text:p/>
        </draw:connector>
        <draw:connector draw:style-name="gr18" draw:text-style-name="P12" draw:layer="layout" draw:line-skew="0.349cm" svg:x1="8.042cm" svg:y1="17.994cm" svg:x2="12.687cm" svg:y2="15.8cm" draw:start-shape="id59" draw:start-glue-point="0" draw:end-shape="id60" draw:end-glue-point="0" svg:d="M8042 17994v-722h4645v-1472" svg:viewBox="0 0 4646 2195">
          <text:p/>
        </draw:connector>
        <draw:frame draw:style-name="gr16" xml:id="id61" draw:id="id61" draw:layer="layout" svg:width="8.254cm" svg:height="3.302cm" svg:x="13.243cm" svg:y="17.994cm">
          <draw:image xlink:href="Pictures/10000201000002D000000120A64677BB886BA4CE.png" xlink:type="simple" xlink:show="embed" xlink:actuate="onLoad">
            <text:p/>
          </draw:image>
        </draw:frame>
        <draw:connector draw:style-name="gr19" draw:text-style-name="P12" draw:layer="layout" draw:line-skew="0.349cm" svg:x1="12.687cm" svg:y1="15.8cm" svg:x2="17.37cm" svg:y2="17.994cm" draw:start-shape="id60" draw:start-glue-point="0" draw:end-shape="id61" draw:end-glue-point="0" svg:d="M12687 15800v1472h4683v722" svg:viewBox="0 0 4684 2195">
          <text:p/>
        </draw:connector>
        <draw:frame draw:style-name="gr16" xml:id="id62" draw:id="id62" draw:layer="layout" svg:width="8.255cm" svg:height="3.302cm" svg:x="13.242cm" svg:y="23.066cm">
          <draw:image xlink:href="Pictures/10000201000002D000000120B7C932CBDD14788B.png" xlink:type="simple" xlink:show="embed" xlink:actuate="onLoad">
            <text:p/>
          </draw:image>
        </draw:frame>
        <draw:connector draw:style-name="gr19" draw:text-style-name="P12" draw:layer="layout" svg:x1="17.37cm" svg:y1="21.296cm" svg:x2="17.369cm" svg:y2="23.066cm" draw:end-shape="id62" draw:end-glue-point="0" svg:d="M17370 21296v635h-1v1135" svg:viewBox="0 0 2 1771">
          <text:p/>
        </draw:connector>
        <draw:connector draw:style-name="gr20" draw:text-style-name="P12" draw:layer="layout" draw:line-skew="0cm 4.469cm" svg:x1="21.461cm" svg:y1="10.541cm" svg:x2="17.369cm" svg:y2="23.066cm" draw:start-shape="id58" draw:start-glue-point="1" draw:end-shape="id62" draw:end-glue-point="0" svg:d="M21461 10541h500v11557h-4592v968" svg:viewBox="0 0 4593 12526">
          <text:p/>
        </draw:connector>
        <draw:frame draw:style-name="gr16" xml:id="id64" draw:id="id64" draw:layer="layout" svg:width="8.252cm" svg:height="3.301cm" svg:x="12.88cm" svg:y="34.077cm">
          <draw:image xlink:href="Pictures/10000201000002D000000120C34956793547010A.png" xlink:type="simple" xlink:show="embed" xlink:actuate="onLoad">
            <text:p/>
          </draw:image>
        </draw:frame>
        <draw:connector draw:style-name="gr21" draw:text-style-name="P12" draw:layer="layout" draw:line-skew="0.233cm" svg:x1="12.69cm" svg:y1="31.496cm" svg:x2="17.006cm" svg:y2="34.077cm" draw:start-shape="id63" draw:start-glue-point="2" draw:end-shape="id64" draw:end-glue-point="0" svg:d="M12690 31496v1524h4316v1057" svg:viewBox="0 0 4317 2582">
          <text:p/>
        </draw:connector>
        <draw:frame draw:style-name="gr16" xml:id="id65" draw:id="id65" draw:layer="layout" svg:width="8.252cm" svg:height="3.301cm" svg:x="4.687cm" svg:y="34.071cm">
          <draw:image xlink:href="Pictures/10000201000002D000000120F77B446FDB688850.png" xlink:type="simple" xlink:show="embed" xlink:actuate="onLoad">
            <text:p/>
          </draw:image>
        </draw:frame>
        <draw:connector draw:style-name="gr21" draw:text-style-name="P12" draw:layer="layout" draw:line-skew="0.236cm" svg:x1="12.69cm" svg:y1="31.496cm" svg:x2="8.813cm" svg:y2="34.071cm" draw:start-shape="id63" draw:start-glue-point="2" draw:end-shape="id65" draw:end-glue-point="0" svg:d="M12690 31496v1524h-3877v1051" svg:viewBox="0 0 3878 2576">
          <text:p/>
        </draw:connector>
        <draw:frame draw:style-name="gr22" draw:text-style-name="P6" draw:layer="layout" svg:width="2.436cm" svg:height="0.624cm" svg:x="13.658cm" svg:y="16.51cm">
          <draw:text-box>
            <text:p text:style-name="P5"><text:span text:style-name="T2">Diffusion </text:span></text:p>
          </draw:text-box>
        </draw:frame>
        <draw:frame draw:style-name="gr23" draw:text-style-name="P14" draw:layer="layout" svg:width="5.083cm" svg:height="0.624cm" svg:x="17.206cm" svg:y="21.75cm">
          <draw:text-box>
            <text:p text:style-name="P13"><text:span text:style-name="T2">5TT gen </text:span></text:p>
            <text:p text:style-name="P13"><text:span text:style-name="T2">(WM mask) </text:span></text:p>
          </draw:text-box>
        </draw:frame>
        <draw:frame draw:style-name="gr24" draw:text-style-name="P14" draw:layer="layout" svg:width="5.609cm" svg:height="0.624cm" draw:transform="rotate (-1.56311687808612) translate (23.448cm 16.798cm)">
          <draw:text-box>
            <text:p text:style-name="P13"><text:span text:style-name="T2">MNI to highres field (warp) file.</text:span></text:p>
          </draw:text-box>
        </draw:frame>
        <draw:frame draw:style-name="gr22" draw:text-style-name="P6" draw:layer="layout" svg:width="2.878cm" svg:height="0.624cm" svg:x="16.172cm" svg:y="26.567cm">
          <draw:text-box>
            <text:p text:style-name="P5"><text:span text:style-name="T2">Apply warp</text:span></text:p>
          </draw:text-box>
        </draw:frame>
        <draw:frame draw:style-name="gr25" draw:text-style-name="P6" draw:layer="layout" svg:width="3.275cm" svg:height="0.997cm" svg:x="12.854cm" svg:y="31.655cm">
          <draw:text-box>
            <text:p text:style-name="P5"><text:span text:style-name="T2">Linear registration</text:span></text:p>
          </draw:text-box>
        </draw:frame>
        <draw:frame draw:style-name="gr22" draw:text-style-name="P6" draw:layer="layout" svg:width="2.704cm" svg:height="0.624cm" svg:x="9.09cm" svg:y="16.51cm">
          <draw:text-box>
            <text:p text:style-name="P5"><text:span text:style-name="T2">Functional </text:span></text:p>
          </draw:text-box>
        </draw:frame>
        <draw:connector draw:style-name="gr26" draw:text-style-name="P15" draw:layer="layout" draw:line-skew="1.153cm 7.048cm" svg:x1="21.461cm" svg:y1="10.541cm" svg:x2="12.69cm" svg:y2="28.093cm" draw:start-shape="id58" draw:start-glue-point="1" draw:end-shape="id63" draw:end-glue-point="0" svg:d="M21461 10541h1653v16650h-10424v902" svg:viewBox="0 0 10425 17553">
          <text:p/>
        </draw:connector>
        <draw:connector draw:style-name="gr27" draw:text-style-name="P15" draw:layer="layout" draw:type="line" svg:x1="12.895cm" svg:y1="6.096cm" svg:x2="17.334cm" svg:y2="8.891cm" draw:start-shape="id55" draw:start-glue-point="2" draw:end-shape="id58" draw:end-glue-point="0" svg:d="M12895 6096l4439 2795" svg:viewBox="0 0 4440 2796">
          <text:p/>
        </draw:connector>
        <draw:frame draw:style-name="gr16" xml:id="id63" draw:id="id63" draw:layer="layout" svg:width="8.509cm" svg:height="3.403cm" svg:x="8.436cm" svg:y="28.093cm">
          <draw:image xlink:href="Pictures/10000201000002D000000120A8373E0627E636CA.png" xlink:type="simple" xlink:show="embed" xlink:actuate="onLoad">
            <text:p/>
          </draw:image>
        </draw:frame>
        <draw:frame draw:style-name="gr5" draw:text-style-name="P4" draw:layer="layout" svg:width="12.487cm" svg:height="1.187cm" svg:x="6.458cm" svg:y="0.619cm">
          <draw:text-box>
            <text:p text:style-name="P3"><text:span text:style-name="T1">PyPrep – Automated preprocessing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6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036cm" fo:min-width="9.91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3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6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56cm" fo:margin-bottom="0cm" fo:text-indent="0cm"/>
      <style:text-properties fo:font-size="74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791cm" fo:margin-bottom="0cm" fo:text-indent="0cm"/>
      <style:text-properties fo:font-size="6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27cm" fo:margin-bottom="0cm" fo:text-indent="0cm"/>
      <style:text-properties fo:font-size="52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62cm" fo:margin-bottom="0cm" fo:text-indent="0cm"/>
      <style:text-properties fo:font-size="52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62cm" fo:margin-bottom="0cm" fo:text-indent="0cm"/>
      <style:text-properties fo:font-size="52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62cm" fo:margin-bottom="0cm" fo:text-indent="0cm"/>
      <style:text-properties fo:font-size="52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62cm" fo:margin-bottom="0cm" fo:text-indent="0cm"/>
      <style:text-properties fo:font-size="52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62cm" fo:margin-bottom="0cm" fo:text-indent="0cm"/>
      <style:text-properties fo:font-size="52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41.7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61cm" svg:height="7.575cm" svg:x="3.194cm" svg:y="2.485cm"/>
      <draw:page-thumbnail draw:layer="backgroundobjects" svg:width="4.61cm" svg:height="7.575cm" svg:x="3.194cm" svg:y="11.061cm"/>
      <draw:page-thumbnail draw:layer="backgroundobjects" svg:width="4.61cm" svg:height="7.575cm" svg:x="3.194cm" svg:y="19.637cm"/>
      <draw:page-thumbnail draw:layer="backgroundobjects" svg:width="4.61cm" svg:height="7.575cm" svg:x="13.194cm" svg:y="2.485cm"/>
      <draw:page-thumbnail draw:layer="backgroundobjects" svg:width="4.61cm" svg:height="7.575cm" svg:x="13.194cm" svg:y="11.061cm"/>
      <draw:page-thumbnail draw:layer="backgroundobjects" svg:width="4.61cm" svg:height="7.575cm" svg:x="13.194cm" svg:y="19.637cm"/>
    </style:handout-master>
    <style:master-page style:name="Default" style:page-layout-name="PM1" draw:style-name="Mdp1">
      <draw:frame presentation:style-name="Default-title" draw:layer="backgroundobjects" svg:width="22.86cm" svg:height="6.966cm" svg:x="1.27cm" svg:y="1.666cm" presentation:class="title" presentation:placeholder="true">
        <draw:text-box/>
      </draw:frame>
      <draw:frame presentation:style-name="Default-outline1" draw:layer="backgroundobjects" svg:width="22.86cm" svg:height="24.201cm" svg:x="1.27cm" svg:y="9.76cm" presentation:class="outline" presentation:placeholder="true">
        <draw:text-box/>
      </draw:frame>
      <draw:frame presentation:style-name="Mpr1" draw:text-style-name="MP2" draw:layer="backgroundobjects" svg:width="5.918cm" svg:height="2.875cm" svg:x="1.27cm" svg:y="38.01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052cm" svg:height="2.875cm" svg:x="8.686cm" svg:y="38.01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918cm" svg:height="2.875cm" svg:x="18.211cm" svg:y="38.012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8:39:55.768645527</meta:creation-date>
    <dc:date>2020-04-19T15:45:37.068115180</dc:date>
    <meta:editing-duration>PT26M46S</meta:editing-duration>
    <meta:editing-cycles>5</meta:editing-cycles>
    <meta:generator>LibreOffice/6.0.7.3$Linux_X86_64 LibreOffice_project/00m0$Build-3</meta:generator>
    <meta:document-statistic meta:object-count="285"/>
  </office:meta>
</office:document-meta>
</file>